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Monaco" svg:font-family="Monaco, Menlo, 'Ubuntu Mono', Consolas, source-code-pro, monospace"/>
    <style:font-face style:name="Open Sans" svg:font-family="'Open Sans', 'Hevetica Neue', Helvetica, sans-serif"/>
    <style:font-face style:name="dejavu sans mono" svg:font-family="'dejavu sans mono', monosp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d481" officeooo:paragraph-rsid="001cd481"/>
    </style:style>
    <style:style style:name="P2" style:family="paragraph" style:parent-style-name="Standard">
      <style:text-properties officeooo:rsid="001e6c22" officeooo:paragraph-rsid="001e6c22"/>
    </style:style>
    <style:style style:name="P3" style:family="paragraph" style:parent-style-name="Standard">
      <style:text-properties officeooo:rsid="001e6c22" officeooo:paragraph-rsid="00204a66"/>
    </style:style>
    <style:style style:name="P4" style:family="paragraph" style:parent-style-name="Standard">
      <style:text-properties officeooo:rsid="00204a66" officeooo:paragraph-rsid="00204a66"/>
    </style:style>
    <style:style style:name="P5" style:family="paragraph" style:parent-style-name="Standard">
      <style:text-properties officeooo:rsid="0020e053" officeooo:paragraph-rsid="0020e053"/>
    </style:style>
    <style:style style:name="P6" style:family="paragraph" style:parent-style-name="Standard">
      <style:text-properties officeooo:rsid="0020ed56" officeooo:paragraph-rsid="0020ed56"/>
    </style:style>
    <style:style style:name="P7" style:family="paragraph" style:parent-style-name="Standard">
      <style:text-properties officeooo:rsid="0020ed56" officeooo:paragraph-rsid="00af92ed"/>
    </style:style>
    <style:style style:name="P8" style:family="paragraph" style:parent-style-name="Standard">
      <style:text-properties officeooo:rsid="0020ed56" officeooo:paragraph-rsid="00b3394b"/>
    </style:style>
    <style:style style:name="P9" style:family="paragraph" style:parent-style-name="Standard">
      <style:text-properties officeooo:rsid="0020ed56" officeooo:paragraph-rsid="00b34d23"/>
    </style:style>
    <style:style style:name="P10" style:family="paragraph" style:parent-style-name="Standard">
      <style:text-properties officeooo:rsid="002464e9" officeooo:paragraph-rsid="002464e9"/>
    </style:style>
    <style:style style:name="P11" style:family="paragraph" style:parent-style-name="Standard">
      <style:text-properties officeooo:rsid="00265790" officeooo:paragraph-rsid="00265790"/>
    </style:style>
    <style:style style:name="P12" style:family="paragraph" style:parent-style-name="Standard">
      <style:text-properties officeooo:rsid="00278496" officeooo:paragraph-rsid="00278496"/>
    </style:style>
    <style:style style:name="P13" style:family="paragraph" style:parent-style-name="Standard">
      <style:text-properties officeooo:rsid="00288452" officeooo:paragraph-rsid="00288452"/>
    </style:style>
    <style:style style:name="P14" style:family="paragraph" style:parent-style-name="Standard">
      <style:text-properties officeooo:rsid="002be440" officeooo:paragraph-rsid="002be440"/>
    </style:style>
    <style:style style:name="P15" style:family="paragraph" style:parent-style-name="Standard">
      <style:text-properties officeooo:rsid="002c2b49" officeooo:paragraph-rsid="002c2b49"/>
    </style:style>
    <style:style style:name="P16" style:family="paragraph" style:parent-style-name="Standard">
      <style:text-properties officeooo:rsid="002dc4e1" officeooo:paragraph-rsid="002dc4e1"/>
    </style:style>
    <style:style style:name="P17" style:family="paragraph" style:parent-style-name="Standard">
      <style:text-properties officeooo:rsid="002f0cff" officeooo:paragraph-rsid="002f0cff"/>
    </style:style>
    <style:style style:name="P18" style:family="paragraph" style:parent-style-name="Standard">
      <style:text-properties officeooo:rsid="00337066" officeooo:paragraph-rsid="00337066"/>
    </style:style>
    <style:style style:name="P19" style:family="paragraph" style:parent-style-name="Standard">
      <style:text-properties style:text-underline-style="none" officeooo:rsid="002f0cff" officeooo:paragraph-rsid="002f0cff"/>
    </style:style>
    <style:style style:name="P20" style:family="paragraph" style:parent-style-name="Standard">
      <style:text-properties style:text-underline-style="none" officeooo:rsid="002fa642" officeooo:paragraph-rsid="002fa642"/>
    </style:style>
    <style:style style:name="P21" style:family="paragraph" style:parent-style-name="Standard">
      <style:text-properties style:text-underline-style="none" officeooo:rsid="0030ec85" officeooo:paragraph-rsid="0030ec85"/>
    </style:style>
    <style:style style:name="P22" style:family="paragraph" style:parent-style-name="Standard">
      <style:text-properties style:text-underline-style="none" officeooo:rsid="00325e90" officeooo:paragraph-rsid="00325e90"/>
    </style:style>
    <style:style style:name="P23" style:family="paragraph" style:parent-style-name="Standard">
      <style:text-properties style:text-underline-style="none" officeooo:rsid="0033d54d" officeooo:paragraph-rsid="0033d54d"/>
    </style:style>
    <style:style style:name="P24" style:family="paragraph" style:parent-style-name="Standard">
      <style:text-properties style:text-underline-style="none" officeooo:rsid="00358709" officeooo:paragraph-rsid="00358709"/>
    </style:style>
    <style:style style:name="P25" style:family="paragraph" style:parent-style-name="Standard">
      <style:text-properties style:text-underline-style="none" officeooo:rsid="0036696d" officeooo:paragraph-rsid="0036696d"/>
    </style:style>
    <style:style style:name="P26" style:family="paragraph" style:parent-style-name="Standard">
      <style:text-properties style:text-underline-style="none" officeooo:rsid="00368653" officeooo:paragraph-rsid="00368653"/>
    </style:style>
    <style:style style:name="P27" style:family="paragraph" style:parent-style-name="Standard">
      <style:text-properties style:text-underline-style="none" officeooo:rsid="003700eb" officeooo:paragraph-rsid="003700eb"/>
    </style:style>
    <style:style style:name="P28" style:family="paragraph" style:parent-style-name="Standard">
      <style:text-properties style:text-underline-style="none" fo:font-weight="bold" officeooo:rsid="006e2a4b" officeooo:paragraph-rsid="006e2a4b" style:font-weight-asian="bold" style:font-weight-complex="bold"/>
    </style:style>
    <style:style style:name="P29" style:family="paragraph" style:parent-style-name="Standard">
      <style:text-properties style:text-underline-style="none" fo:font-weight="bold" officeooo:rsid="00704436" officeooo:paragraph-rsid="00704436" style:font-weight-asian="bold" style:font-weight-complex="bold"/>
    </style:style>
    <style:style style:name="P30" style:family="paragraph" style:parent-style-name="Standard">
      <style:text-properties style:text-underline-style="none" fo:font-weight="bold" officeooo:rsid="009b821d" officeooo:paragraph-rsid="009b821d" style:font-weight-asian="bold" style:font-weight-complex="bold"/>
    </style:style>
    <style:style style:name="P31" style:family="paragraph" style:parent-style-name="Standard">
      <style:text-properties style:text-underline-style="none" fo:font-weight="bold" officeooo:rsid="005f8b73" officeooo:paragraph-rsid="005f8b73" style:font-weight-asian="bold" style:font-weight-complex="bold"/>
    </style:style>
    <style:style style:name="P32" style:family="paragraph" style:parent-style-name="Standard">
      <style:text-properties style:text-underline-style="none" officeooo:rsid="00395a12" officeooo:paragraph-rsid="00395a12"/>
    </style:style>
    <style:style style:name="P33" style:family="paragraph" style:parent-style-name="Standard">
      <style:text-properties style:text-underline-style="none" officeooo:rsid="003a3210" officeooo:paragraph-rsid="003a3210"/>
    </style:style>
    <style:style style:name="P34" style:family="paragraph" style:parent-style-name="Standard">
      <style:text-properties style:text-underline-style="none" officeooo:rsid="003bfc46" officeooo:paragraph-rsid="003bfc46"/>
    </style:style>
    <style:style style:name="P35" style:family="paragraph" style:parent-style-name="Standard">
      <style:text-properties style:text-underline-style="none" officeooo:rsid="003ea4f6" officeooo:paragraph-rsid="003ea4f6"/>
    </style:style>
    <style:style style:name="P36" style:family="paragraph" style:parent-style-name="Standard">
      <style:text-properties style:text-underline-style="none" officeooo:rsid="003f2b37" officeooo:paragraph-rsid="0044a503"/>
    </style:style>
    <style:style style:name="P37" style:family="paragraph" style:parent-style-name="Standard">
      <style:text-properties style:text-underline-style="none" officeooo:rsid="004084ad" officeooo:paragraph-rsid="004084ad"/>
    </style:style>
    <style:style style:name="P38" style:family="paragraph" style:parent-style-name="Standard">
      <style:text-properties style:text-underline-style="none" officeooo:rsid="0041007a" officeooo:paragraph-rsid="0041007a"/>
    </style:style>
    <style:style style:name="P39" style:family="paragraph" style:parent-style-name="Standard">
      <style:text-properties style:text-underline-style="none" officeooo:rsid="00411561" officeooo:paragraph-rsid="00411561"/>
    </style:style>
    <style:style style:name="P40" style:family="paragraph" style:parent-style-name="Standard">
      <style:text-properties style:text-underline-style="none" officeooo:rsid="0044a503" officeooo:paragraph-rsid="0044a503"/>
    </style:style>
    <style:style style:name="P41" style:family="paragraph" style:parent-style-name="Standard">
      <style:text-properties style:text-underline-style="none" officeooo:rsid="00462aaa" officeooo:paragraph-rsid="00462aaa"/>
    </style:style>
    <style:style style:name="P42" style:family="paragraph" style:parent-style-name="Standard">
      <style:text-properties style:text-underline-style="none" officeooo:rsid="0047db09" officeooo:paragraph-rsid="0047db09"/>
    </style:style>
    <style:style style:name="P43" style:family="paragraph" style:parent-style-name="Standard">
      <style:text-properties style:text-underline-style="none" officeooo:rsid="0047db09" officeooo:paragraph-rsid="0048570e"/>
    </style:style>
    <style:style style:name="P44" style:family="paragraph" style:parent-style-name="Standard">
      <style:text-properties style:text-underline-style="none" officeooo:rsid="0047ecd2" officeooo:paragraph-rsid="0047ecd2"/>
    </style:style>
    <style:style style:name="P45" style:family="paragraph" style:parent-style-name="Standard">
      <style:text-properties style:text-underline-style="none" officeooo:rsid="00481c8d" officeooo:paragraph-rsid="00481c8d"/>
    </style:style>
    <style:style style:name="P46" style:family="paragraph" style:parent-style-name="Standard">
      <style:text-properties style:text-underline-style="none" officeooo:rsid="0048570e" officeooo:paragraph-rsid="0048570e"/>
    </style:style>
    <style:style style:name="P47" style:family="paragraph" style:parent-style-name="Standard">
      <style:text-properties style:text-underline-style="none" officeooo:rsid="004b3260" officeooo:paragraph-rsid="004b3260"/>
    </style:style>
    <style:style style:name="P48" style:family="paragraph" style:parent-style-name="Standard">
      <style:text-properties style:text-underline-style="none" officeooo:rsid="004d12f5" officeooo:paragraph-rsid="004b3260"/>
    </style:style>
    <style:style style:name="P49" style:family="paragraph" style:parent-style-name="Standard">
      <style:text-properties style:text-underline-style="none" officeooo:rsid="004d12f5" officeooo:paragraph-rsid="004d12f5"/>
    </style:style>
    <style:style style:name="P50" style:family="paragraph" style:parent-style-name="Standard">
      <style:text-properties style:text-underline-style="none" officeooo:rsid="004eb864" officeooo:paragraph-rsid="004eb864"/>
    </style:style>
    <style:style style:name="P51" style:family="paragraph" style:parent-style-name="Standard">
      <style:text-properties style:text-underline-style="none" officeooo:rsid="004f38f3" officeooo:paragraph-rsid="004f38f3"/>
    </style:style>
    <style:style style:name="P52" style:family="paragraph" style:parent-style-name="Standard">
      <style:text-properties style:text-underline-style="none" officeooo:rsid="004f38f3" officeooo:paragraph-rsid="004eb864"/>
    </style:style>
    <style:style style:name="P53" style:family="paragraph" style:parent-style-name="Standard">
      <style:text-properties style:text-underline-style="none" officeooo:rsid="00511820" officeooo:paragraph-rsid="00511820"/>
    </style:style>
    <style:style style:name="P54" style:family="paragraph" style:parent-style-name="Standard">
      <style:text-properties style:text-underline-style="none" officeooo:rsid="00530e9c" officeooo:paragraph-rsid="00530e9c"/>
    </style:style>
    <style:style style:name="P55" style:family="paragraph" style:parent-style-name="Standard">
      <style:text-properties style:text-underline-style="none" officeooo:rsid="0054462b" officeooo:paragraph-rsid="0054462b"/>
    </style:style>
    <style:style style:name="P56" style:family="paragraph" style:parent-style-name="Standard">
      <style:text-properties style:text-underline-style="none" officeooo:rsid="0054dd62" officeooo:paragraph-rsid="0054dd62"/>
    </style:style>
    <style:style style:name="P57" style:family="paragraph" style:parent-style-name="Standard">
      <style:text-properties style:text-underline-style="none" officeooo:rsid="0055dce3" officeooo:paragraph-rsid="0055dce3"/>
    </style:style>
    <style:style style:name="P58" style:family="paragraph" style:parent-style-name="Standard">
      <style:text-properties style:text-underline-style="none" officeooo:rsid="00577bc6" officeooo:paragraph-rsid="00577bc6"/>
    </style:style>
    <style:style style:name="P59" style:family="paragraph" style:parent-style-name="Standard">
      <style:text-properties style:text-underline-style="none" officeooo:rsid="0057b8ae" officeooo:paragraph-rsid="0057b8ae"/>
    </style:style>
    <style:style style:name="P60" style:family="paragraph" style:parent-style-name="Standard">
      <style:text-properties style:text-underline-style="none" officeooo:rsid="005a4445" officeooo:paragraph-rsid="005a4445"/>
    </style:style>
    <style:style style:name="P61" style:family="paragraph" style:parent-style-name="Standard">
      <style:text-properties style:text-underline-style="none" officeooo:rsid="005ab85a" officeooo:paragraph-rsid="005ab85a"/>
    </style:style>
    <style:style style:name="P62" style:family="paragraph" style:parent-style-name="Standard">
      <style:text-properties style:text-underline-style="none" officeooo:rsid="005b94af" officeooo:paragraph-rsid="005b94af"/>
    </style:style>
    <style:style style:name="P63" style:family="paragraph" style:parent-style-name="Standard">
      <style:paragraph-properties fo:text-align="center" style:justify-single-word="false"/>
      <style:text-properties style:text-underline-style="none" officeooo:rsid="005b94af" officeooo:paragraph-rsid="005b94af"/>
    </style:style>
    <style:style style:name="P64" style:family="paragraph" style:parent-style-name="Standard">
      <style:text-properties style:text-underline-style="none" officeooo:rsid="005d09ae" officeooo:paragraph-rsid="005d09ae"/>
    </style:style>
    <style:style style:name="P65" style:family="paragraph" style:parent-style-name="Standard">
      <style:text-properties style:text-underline-style="none" officeooo:rsid="005da0b4" officeooo:paragraph-rsid="005da0b4"/>
    </style:style>
    <style:style style:name="P66" style:family="paragraph" style:parent-style-name="Standard">
      <style:text-properties style:text-underline-style="none" officeooo:rsid="005f8b73" officeooo:paragraph-rsid="005f8b73"/>
    </style:style>
    <style:style style:name="P67" style:family="paragraph" style:parent-style-name="Standard">
      <style:paragraph-properties fo:text-align="center" style:justify-single-word="false"/>
      <style:text-properties style:text-underline-style="none" officeooo:rsid="005bfb61" officeooo:paragraph-rsid="005b94af"/>
    </style:style>
    <style:style style:name="P68" style:family="paragraph" style:parent-style-name="Standard">
      <style:text-properties style:text-underline-style="none" officeooo:rsid="0063a044" officeooo:paragraph-rsid="0063a044"/>
    </style:style>
    <style:style style:name="P69" style:family="paragraph" style:parent-style-name="Standard">
      <style:text-properties style:text-underline-style="none" officeooo:rsid="0064bcd7" officeooo:paragraph-rsid="0064bcd7"/>
    </style:style>
    <style:style style:name="P70" style:family="paragraph" style:parent-style-name="Standard">
      <style:text-properties style:text-underline-style="none" officeooo:rsid="0064bcd7" officeooo:paragraph-rsid="006565b9"/>
    </style:style>
    <style:style style:name="P71" style:family="paragraph" style:parent-style-name="Standard">
      <style:text-properties style:text-underline-style="none" officeooo:rsid="0064bcd7" officeooo:paragraph-rsid="00b5c1e0"/>
    </style:style>
    <style:style style:name="P72" style:family="paragraph" style:parent-style-name="Standard">
      <style:text-properties style:text-underline-style="none" officeooo:rsid="00661dff" officeooo:paragraph-rsid="00661dff"/>
    </style:style>
    <style:style style:name="P73" style:family="paragraph" style:parent-style-name="Standard">
      <style:text-properties style:text-underline-style="none" officeooo:rsid="0067a69e" officeooo:paragraph-rsid="0067a69e"/>
    </style:style>
    <style:style style:name="P74" style:family="paragraph" style:parent-style-name="Standard">
      <style:text-properties style:text-underline-style="none" officeooo:rsid="00699835" officeooo:paragraph-rsid="00699835"/>
    </style:style>
    <style:style style:name="P75" style:family="paragraph" style:parent-style-name="Standard">
      <style:text-properties style:text-underline-style="none" officeooo:rsid="006bd77f" officeooo:paragraph-rsid="00699835"/>
    </style:style>
    <style:style style:name="P76" style:family="paragraph" style:parent-style-name="Standard">
      <style:text-properties style:text-underline-style="none" officeooo:rsid="006bd77f" officeooo:paragraph-rsid="006bd77f"/>
    </style:style>
    <style:style style:name="P77" style:family="paragraph" style:parent-style-name="Standard">
      <style:text-properties style:text-underline-style="none" officeooo:rsid="006bd77f" officeooo:paragraph-rsid="006c786d"/>
    </style:style>
    <style:style style:name="P78" style:family="paragraph" style:parent-style-name="Standard">
      <style:text-properties style:text-underline-style="none" officeooo:rsid="0074c0da" officeooo:paragraph-rsid="0074c0da"/>
    </style:style>
    <style:style style:name="P79" style:family="paragraph" style:parent-style-name="Standard">
      <style:text-properties style:text-underline-style="none" officeooo:rsid="00763bb5" officeooo:paragraph-rsid="00763bb5"/>
    </style:style>
    <style:style style:name="P80" style:family="paragraph" style:parent-style-name="Standard">
      <style:text-properties style:text-underline-style="none" officeooo:rsid="007c9e89" officeooo:paragraph-rsid="007c9e89"/>
    </style:style>
    <style:style style:name="P81" style:family="paragraph" style:parent-style-name="Standard">
      <style:text-properties style:text-underline-style="none" officeooo:rsid="007dd138" officeooo:paragraph-rsid="007dd138"/>
    </style:style>
    <style:style style:name="P82" style:family="paragraph" style:parent-style-name="Standard">
      <style:text-properties style:text-underline-style="none" fo:font-weight="normal" officeooo:rsid="006f8a33" officeooo:paragraph-rsid="006e2a4b" style:font-weight-asian="normal" style:font-weight-complex="normal"/>
    </style:style>
    <style:style style:name="P83" style:family="paragraph" style:parent-style-name="Standard">
      <style:text-properties style:text-underline-style="none" fo:font-weight="normal" officeooo:rsid="00704436" officeooo:paragraph-rsid="00704436" style:font-weight-asian="normal" style:font-weight-complex="normal"/>
    </style:style>
    <style:style style:name="P84" style:family="paragraph" style:parent-style-name="Standard">
      <style:text-properties style:text-underline-style="none" fo:font-weight="normal" officeooo:rsid="00704436" officeooo:paragraph-rsid="00716608" style:font-weight-asian="normal" style:font-weight-complex="normal"/>
    </style:style>
    <style:style style:name="P85" style:family="paragraph" style:parent-style-name="Standard">
      <style:text-properties style:text-underline-style="none" fo:font-weight="normal" officeooo:rsid="00716608" officeooo:paragraph-rsid="00704436" style:font-weight-asian="normal" style:font-weight-complex="normal"/>
    </style:style>
    <style:style style:name="P86" style:family="paragraph" style:parent-style-name="Standard">
      <style:text-properties style:text-underline-style="none" fo:font-weight="normal" officeooo:rsid="00716608" officeooo:paragraph-rsid="00716608" style:font-weight-asian="normal" style:font-weight-complex="normal"/>
    </style:style>
    <style:style style:name="P87" style:family="paragraph" style:parent-style-name="Standard">
      <style:text-properties style:text-underline-style="none" fo:font-weight="normal" officeooo:rsid="0073397e" officeooo:paragraph-rsid="0073397e" style:font-weight-asian="normal" style:font-weight-complex="normal"/>
    </style:style>
    <style:style style:name="P88" style:family="paragraph" style:parent-style-name="Standard">
      <style:text-properties style:text-underline-style="none" fo:font-weight="normal" officeooo:rsid="0074c0da" officeooo:paragraph-rsid="0074c0da" style:font-weight-asian="normal" style:font-weight-complex="normal"/>
    </style:style>
    <style:style style:name="P89" style:family="paragraph" style:parent-style-name="Standard">
      <style:text-properties style:text-underline-style="none" fo:font-weight="normal" officeooo:rsid="00763bb5" officeooo:paragraph-rsid="0074c0da" style:font-weight-asian="normal" style:font-weight-complex="normal"/>
    </style:style>
    <style:style style:name="P90" style:family="paragraph" style:parent-style-name="Standard">
      <style:text-properties style:text-underline-style="none" fo:font-weight="normal" officeooo:rsid="00771cd8" officeooo:paragraph-rsid="00771cd8" style:font-weight-asian="normal" style:font-weight-complex="normal"/>
    </style:style>
    <style:style style:name="P91" style:family="paragraph" style:parent-style-name="Standard">
      <style:text-properties style:text-underline-style="none" fo:font-weight="normal" officeooo:rsid="0078db49" officeooo:paragraph-rsid="0078db49" style:font-weight-asian="normal" style:font-weight-complex="normal"/>
    </style:style>
    <style:style style:name="P92" style:family="paragraph" style:parent-style-name="Standard">
      <style:text-properties style:text-underline-style="none" fo:font-weight="normal" officeooo:rsid="007a14ff" officeooo:paragraph-rsid="007a14ff" style:font-weight-asian="normal" style:font-weight-complex="normal"/>
    </style:style>
    <style:style style:name="P93" style:family="paragraph" style:parent-style-name="Standard">
      <style:text-properties style:text-underline-style="none" fo:font-weight="normal" officeooo:rsid="007a55f1" officeooo:paragraph-rsid="007a55f1" style:font-weight-asian="normal" style:font-weight-complex="normal"/>
    </style:style>
    <style:style style:name="P94" style:family="paragraph" style:parent-style-name="Standard">
      <style:text-properties style:text-underline-style="none" fo:font-weight="normal" officeooo:rsid="007b157a" officeooo:paragraph-rsid="007b157a" style:font-weight-asian="normal" style:font-weight-complex="normal"/>
    </style:style>
    <style:style style:name="P95" style:family="paragraph" style:parent-style-name="Standard">
      <style:text-properties style:text-underline-style="none" fo:font-weight="normal" officeooo:rsid="00a0545e" officeooo:paragraph-rsid="00a0545e" style:font-weight-asian="normal" style:font-weight-complex="normal"/>
    </style:style>
    <style:style style:name="P96" style:family="paragraph" style:parent-style-name="Standard">
      <style:text-properties style:text-underline-style="none" officeooo:rsid="007f42d5" officeooo:paragraph-rsid="007f42d5"/>
    </style:style>
    <style:style style:name="P97" style:family="paragraph" style:parent-style-name="Standard">
      <style:text-properties style:text-underline-style="none" officeooo:rsid="008023d2" officeooo:paragraph-rsid="008023d2"/>
    </style:style>
    <style:style style:name="P98" style:family="paragraph" style:parent-style-name="Standard">
      <style:text-properties style:text-underline-style="none" officeooo:rsid="008216c2" officeooo:paragraph-rsid="008216c2"/>
    </style:style>
    <style:style style:name="P99" style:family="paragraph" style:parent-style-name="Standard">
      <style:text-properties style:text-underline-style="none" officeooo:rsid="0082727e" officeooo:paragraph-rsid="0082727e"/>
    </style:style>
    <style:style style:name="P100" style:family="paragraph" style:parent-style-name="Standard">
      <style:text-properties style:text-underline-style="none" officeooo:rsid="0085a43d" officeooo:paragraph-rsid="0085a43d"/>
    </style:style>
    <style:style style:name="P101" style:family="paragraph" style:parent-style-name="Standard">
      <style:text-properties style:text-underline-style="none" officeooo:rsid="00876c30" officeooo:paragraph-rsid="00876c30"/>
    </style:style>
    <style:style style:name="P102" style:family="paragraph" style:parent-style-name="Standard">
      <style:text-properties style:text-underline-style="none" officeooo:rsid="008f18ec" officeooo:paragraph-rsid="008f18ec"/>
    </style:style>
    <style:style style:name="P103" style:family="paragraph" style:parent-style-name="Standard">
      <style:text-properties style:text-underline-style="none" officeooo:rsid="0090c0dd" officeooo:paragraph-rsid="0090c0dd"/>
    </style:style>
    <style:style style:name="P104" style:family="paragraph" style:parent-style-name="Standard">
      <style:text-properties style:text-underline-style="none" officeooo:rsid="0094b238" officeooo:paragraph-rsid="0094b238"/>
    </style:style>
    <style:style style:name="P105" style:family="paragraph" style:parent-style-name="Standard">
      <style:text-properties style:text-underline-style="none" officeooo:rsid="0096b1ac" officeooo:paragraph-rsid="0096b1ac"/>
    </style:style>
    <style:style style:name="P106" style:family="paragraph" style:parent-style-name="Standard">
      <style:text-properties style:text-underline-style="none" officeooo:rsid="00975cdc" officeooo:paragraph-rsid="00975cdc"/>
    </style:style>
    <style:style style:name="P107" style:family="paragraph" style:parent-style-name="Standard">
      <style:text-properties style:text-underline-style="none" officeooo:rsid="00998f78" officeooo:paragraph-rsid="00998f78"/>
    </style:style>
    <style:style style:name="P108" style:family="paragraph" style:parent-style-name="Standard">
      <style:text-properties style:text-underline-style="none" officeooo:rsid="009b821d" officeooo:paragraph-rsid="009b821d"/>
    </style:style>
    <style:style style:name="P109" style:family="paragraph" style:parent-style-name="Standard">
      <style:text-properties style:text-underline-style="none" officeooo:rsid="009c0320" officeooo:paragraph-rsid="009c0320"/>
    </style:style>
    <style:style style:name="P110" style:family="paragraph" style:parent-style-name="Standard">
      <style:text-properties style:text-underline-style="none" officeooo:rsid="009ca6b1" officeooo:paragraph-rsid="009ca6b1"/>
    </style:style>
    <style:style style:name="P111" style:family="paragraph" style:parent-style-name="Standard">
      <style:text-properties style:text-underline-style="none" officeooo:rsid="009ca6b1" officeooo:paragraph-rsid="009e33cb"/>
    </style:style>
    <style:style style:name="P112" style:family="paragraph" style:parent-style-name="Standard">
      <style:text-properties style:text-underline-style="none" officeooo:rsid="009e33cb" officeooo:paragraph-rsid="009e33cb"/>
    </style:style>
    <style:style style:name="P113" style:family="paragraph" style:parent-style-name="Standard">
      <style:text-properties style:text-underline-style="none" officeooo:rsid="009e6c46" officeooo:paragraph-rsid="009e6c46"/>
    </style:style>
    <style:style style:name="P114" style:family="paragraph" style:parent-style-name="Standard">
      <style:text-properties style:text-underline-style="none" officeooo:rsid="00babd9a" officeooo:paragraph-rsid="00babd9a"/>
    </style:style>
    <style:style style:name="P115" style:family="paragraph" style:parent-style-name="Standard">
      <style:text-properties style:text-underline-style="none" officeooo:rsid="00cd7c12" officeooo:paragraph-rsid="00cd7c12"/>
    </style:style>
    <style:style style:name="P116" style:family="paragraph" style:parent-style-name="Standard">
      <style:text-properties style:text-underline-style="none" officeooo:rsid="00cf31e9" officeooo:paragraph-rsid="00cf31e9"/>
    </style:style>
    <style:style style:name="P117" style:family="paragraph" style:parent-style-name="Standard">
      <style:text-properties style:text-underline-style="none" officeooo:rsid="00d0649c" officeooo:paragraph-rsid="00d0649c"/>
    </style:style>
    <style:style style:name="P118" style:family="paragraph" style:parent-style-name="Standard">
      <style:text-properties style:text-underline-style="none" officeooo:rsid="00d14b5f" officeooo:paragraph-rsid="00d14b5f"/>
    </style:style>
    <style:style style:name="P119" style:family="paragraph" style:parent-style-name="Standard">
      <style:text-properties style:text-underline-style="none" officeooo:rsid="00d16ee8" officeooo:paragraph-rsid="00d16ee8"/>
    </style:style>
    <style:style style:name="P120" style:family="paragraph" style:parent-style-name="Standard">
      <style:text-properties style:text-underline-style="none" officeooo:rsid="00d31a45" officeooo:paragraph-rsid="00d31a45"/>
    </style:style>
    <style:style style:name="P121" style:family="paragraph" style:parent-style-name="Standard">
      <style:text-properties style:text-underline-style="none" officeooo:rsid="00d35c8d" officeooo:paragraph-rsid="00d35c8d"/>
    </style:style>
    <style:style style:name="P122" style:family="paragraph" style:parent-style-name="Standard">
      <style:text-properties style:text-underline-style="none" officeooo:rsid="00d40b5f" officeooo:paragraph-rsid="00d40b5f"/>
    </style:style>
    <style:style style:name="P123" style:family="paragraph" style:parent-style-name="Standard">
      <style:text-properties style:text-underline-style="none" officeooo:rsid="00d4a164" officeooo:paragraph-rsid="00d4a164"/>
    </style:style>
    <style:style style:name="P124" style:family="paragraph" style:parent-style-name="Standard">
      <style:text-properties style:text-underline-style="none" officeooo:rsid="0042a86a" officeooo:paragraph-rsid="0044a503"/>
    </style:style>
    <style:style style:name="P125" style:family="paragraph" style:parent-style-name="Standard">
      <style:text-properties style:text-underline-style="none" officeooo:rsid="00d5745b" officeooo:paragraph-rsid="00d5745b"/>
    </style:style>
    <style:style style:name="P126" style:family="paragraph" style:parent-style-name="Standard">
      <style:text-properties style:text-underline-style="none" officeooo:rsid="00d9998e" officeooo:paragraph-rsid="00d9998e"/>
    </style:style>
    <style:style style:name="P127" style:family="paragraph" style:parent-style-name="Standard">
      <style:text-properties style:text-underline-style="none" officeooo:rsid="00db87e4" officeooo:paragraph-rsid="00db87e4"/>
    </style:style>
    <style:style style:name="P128" style:family="paragraph" style:parent-style-name="Standard">
      <style:text-properties style:text-underline-style="none" officeooo:rsid="00df6d09" officeooo:paragraph-rsid="00df6d09"/>
    </style:style>
    <style:style style:name="P129" style:family="paragraph" style:parent-style-name="Standard">
      <style:text-properties style:text-underline-style="none" officeooo:rsid="00e05173" officeooo:paragraph-rsid="00e05173"/>
    </style:style>
    <style:style style:name="P130" style:family="paragraph" style:parent-style-name="Standard">
      <style:text-properties style:text-underline-style="none" officeooo:rsid="00e156d9" officeooo:paragraph-rsid="00e156d9"/>
    </style:style>
    <style:style style:name="P131" style:family="paragraph" style:parent-style-name="Standard">
      <style:text-properties style:text-underline-style="none" officeooo:rsid="00e34328" officeooo:paragraph-rsid="00e34328"/>
    </style:style>
    <style:style style:name="P132" style:family="paragraph" style:parent-style-name="Standard">
      <style:text-properties style:text-underline-style="none" officeooo:rsid="00e77b54" officeooo:paragraph-rsid="00e77b54"/>
    </style:style>
    <style:style style:name="P133" style:family="paragraph" style:parent-style-name="Standard">
      <style:text-properties style:text-underline-style="none" officeooo:rsid="00e87677" officeooo:paragraph-rsid="00e87677"/>
    </style:style>
    <style:style style:name="P134" style:family="paragraph" style:parent-style-name="Standard">
      <style:text-properties style:text-underline-style="none" officeooo:rsid="00eb2332" officeooo:paragraph-rsid="00eb2332"/>
    </style:style>
    <style:style style:name="P135" style:family="paragraph" style:parent-style-name="Standard">
      <style:text-properties style:text-underline-style="none" officeooo:rsid="00ed615a" officeooo:paragraph-rsid="00ed615a"/>
    </style:style>
    <style:style style:name="P136" style:family="paragraph" style:parent-style-name="Standard">
      <style:text-properties style:text-underline-style="none" officeooo:rsid="00eec46d" officeooo:paragraph-rsid="00eec46d"/>
    </style:style>
    <style:style style:name="P137" style:family="paragraph" style:parent-style-name="Standard">
      <style:text-properties style:text-underline-style="none" officeooo:rsid="00f04e8a" officeooo:paragraph-rsid="00f04e8a"/>
    </style:style>
    <style:style style:name="P138" style:family="paragraph" style:parent-style-name="Standard">
      <style:text-properties style:text-underline-style="none" officeooo:rsid="00f4510a" officeooo:paragraph-rsid="00f4510a"/>
    </style:style>
    <style:style style:name="P139" style:family="paragraph" style:parent-style-name="Standard">
      <style:text-properties style:text-underline-style="none" officeooo:rsid="00f4510a" officeooo:paragraph-rsid="00f7d8f8"/>
    </style:style>
    <style:style style:name="P140" style:family="paragraph" style:parent-style-name="Standard">
      <style:text-properties style:text-underline-style="none" officeooo:rsid="00f50681" officeooo:paragraph-rsid="00f50681"/>
    </style:style>
    <style:style style:name="P141" style:family="paragraph" style:parent-style-name="Standard">
      <style:text-properties style:text-underline-style="none" officeooo:rsid="00f5b755" officeooo:paragraph-rsid="00f5b755"/>
    </style:style>
    <style:style style:name="P142" style:family="paragraph" style:parent-style-name="Standard">
      <style:text-properties style:text-underline-style="none" officeooo:rsid="00f673da" officeooo:paragraph-rsid="00f673da"/>
    </style:style>
    <style:style style:name="P143" style:family="paragraph" style:parent-style-name="Standard">
      <style:text-properties style:text-underline-style="none" officeooo:rsid="00f7d8f8" officeooo:paragraph-rsid="00f7d8f8"/>
    </style:style>
    <style:style style:name="P144" style:family="paragraph" style:parent-style-name="Standard">
      <style:text-properties style:text-underline-style="none" officeooo:rsid="00f8c389" officeooo:paragraph-rsid="00f8c389"/>
    </style:style>
    <style:style style:name="P145" style:family="paragraph" style:parent-style-name="Standard">
      <style:text-properties style:text-underline-style="none" officeooo:rsid="00f97872" officeooo:paragraph-rsid="00f97872"/>
    </style:style>
    <style:style style:name="P146" style:family="paragraph" style:parent-style-name="Standard">
      <style:text-properties style:text-underline-style="none" officeooo:rsid="00fac6d2" officeooo:paragraph-rsid="00fac6d2"/>
    </style:style>
    <style:style style:name="P147" style:family="paragraph" style:parent-style-name="Standard">
      <style:text-properties style:text-underline-style="none" officeooo:rsid="00fae715" officeooo:paragraph-rsid="00fae715"/>
    </style:style>
    <style:style style:name="P148" style:family="paragraph" style:parent-style-name="Standard">
      <style:text-properties style:text-underline-style="none" officeooo:rsid="00fbf195" officeooo:paragraph-rsid="00fbf195"/>
    </style:style>
    <style:style style:name="P149" style:family="paragraph" style:parent-style-name="Standard">
      <style:text-properties style:text-underline-style="none" officeooo:rsid="00fcdd11" officeooo:paragraph-rsid="00fcdd11"/>
    </style:style>
    <style:style style:name="P150" style:family="paragraph" style:parent-style-name="Standard">
      <style:text-properties style:text-underline-style="none" officeooo:rsid="00fcf507" officeooo:paragraph-rsid="00fcf507"/>
    </style:style>
    <style:style style:name="P151" style:family="paragraph" style:parent-style-name="Standard">
      <style:text-properties style:text-underline-style="none" officeooo:rsid="007c49c2" officeooo:paragraph-rsid="007c49c2"/>
    </style:style>
    <style:style style:name="P152" style:family="paragraph" style:parent-style-name="Standard">
      <style:text-properties style:text-underline-style="none" officeooo:rsid="00fe7000" officeooo:paragraph-rsid="00fe7000"/>
    </style:style>
    <style:style style:name="P153" style:family="paragraph" style:parent-style-name="Standard">
      <style:text-properties style:text-underline-style="none" officeooo:rsid="00ffd522" officeooo:paragraph-rsid="00ffd522"/>
    </style:style>
    <style:style style:name="P154" style:family="paragraph" style:parent-style-name="Standard">
      <style:text-properties style:text-underline-style="none" officeooo:rsid="00ffd522" officeooo:paragraph-rsid="0100f2dd"/>
    </style:style>
    <style:style style:name="P155" style:family="paragraph" style:parent-style-name="Standard">
      <style:text-properties style:text-underline-style="none" officeooo:rsid="00ffd522" officeooo:paragraph-rsid="0100f7bb"/>
    </style:style>
    <style:style style:name="P156" style:family="paragraph" style:parent-style-name="Standard">
      <style:text-properties style:text-underline-style="none" officeooo:rsid="01026030" officeooo:paragraph-rsid="01026030"/>
    </style:style>
    <style:style style:name="P157" style:family="paragraph" style:parent-style-name="Standard">
      <style:text-properties style:text-underline-style="none" officeooo:rsid="0103b93d" officeooo:paragraph-rsid="0103b93d"/>
    </style:style>
    <style:style style:name="P158" style:family="paragraph" style:parent-style-name="Standard">
      <style:text-properties style:text-underline-style="none" officeooo:rsid="0103fdab" officeooo:paragraph-rsid="0103fdab"/>
    </style:style>
    <style:style style:name="P159" style:family="paragraph" style:parent-style-name="Standard">
      <style:text-properties style:text-underline-style="none" officeooo:rsid="01077893" officeooo:paragraph-rsid="01077893"/>
    </style:style>
    <style:style style:name="P160" style:family="paragraph" style:parent-style-name="Standard">
      <style:text-properties style:text-underline-style="none" officeooo:rsid="010940a3" officeooo:paragraph-rsid="010940a3"/>
    </style:style>
    <style:style style:name="P161" style:family="paragraph" style:parent-style-name="Standard">
      <style:text-properties style:text-underline-style="none" officeooo:rsid="010b363e" officeooo:paragraph-rsid="010b363e"/>
    </style:style>
    <style:style style:name="P162" style:family="paragraph" style:parent-style-name="Standard">
      <style:text-properties style:text-underline-style="none" officeooo:rsid="010db004" officeooo:paragraph-rsid="010db004"/>
    </style:style>
    <style:style style:name="P163" style:family="paragraph" style:parent-style-name="Standard">
      <style:text-properties style:text-underline-style="none" officeooo:rsid="010f9fb7" officeooo:paragraph-rsid="010f9fb7"/>
    </style:style>
    <style:style style:name="P164" style:family="paragraph" style:parent-style-name="Standard">
      <style:text-properties style:text-underline-style="none" officeooo:rsid="010f9fb7" officeooo:paragraph-rsid="0110bcbe"/>
    </style:style>
    <style:style style:name="P165" style:family="paragraph" style:parent-style-name="Standard">
      <style:text-properties style:text-underline-style="none" officeooo:rsid="0112964b" officeooo:paragraph-rsid="0112964b"/>
    </style:style>
    <style:style style:name="P166" style:family="paragraph" style:parent-style-name="Standard">
      <style:text-properties style:text-underline-style="none" officeooo:rsid="01136d2f" officeooo:paragraph-rsid="01136d2f"/>
    </style:style>
    <style:style style:name="P167" style:family="paragraph" style:parent-style-name="Standard">
      <style:text-properties style:text-underline-style="none" officeooo:rsid="01152fe4" officeooo:paragraph-rsid="01152fe4"/>
    </style:style>
    <style:style style:name="P168" style:family="paragraph" style:parent-style-name="Standard">
      <style:text-properties style:text-underline-style="none" officeooo:rsid="0115b68f" officeooo:paragraph-rsid="0115b68f"/>
    </style:style>
    <style:style style:name="P169" style:family="paragraph" style:parent-style-name="Standard">
      <style:text-properties style:text-underline-style="none" officeooo:rsid="01171945" officeooo:paragraph-rsid="01171945"/>
    </style:style>
    <style:style style:name="P170" style:family="paragraph" style:parent-style-name="Standard">
      <style:text-properties style:text-underline-style="none" officeooo:rsid="0118b8f7" officeooo:paragraph-rsid="0118b8f7"/>
    </style:style>
    <style:style style:name="P171" style:family="paragraph" style:parent-style-name="Standard">
      <style:text-properties style:text-underline-style="none" officeooo:rsid="011a4d60" officeooo:paragraph-rsid="011a4d60"/>
    </style:style>
    <style:style style:name="P172" style:family="paragraph" style:parent-style-name="Standard">
      <style:text-properties style:text-underline-style="none" officeooo:rsid="011a6f22" officeooo:paragraph-rsid="011a6f22"/>
    </style:style>
    <style:style style:name="P173" style:family="paragraph" style:parent-style-name="Standard">
      <style:text-properties style:text-underline-style="none" officeooo:rsid="011c32a6" officeooo:paragraph-rsid="011c32a6"/>
    </style:style>
    <style:style style:name="P174" style:family="paragraph" style:parent-style-name="Standard">
      <style:text-properties style:text-underline-style="none" officeooo:rsid="011d2ab3" officeooo:paragraph-rsid="011d2ab3"/>
    </style:style>
    <style:style style:name="P175" style:family="paragraph" style:parent-style-name="Standard">
      <style:text-properties fo:font-size="14pt" style:text-underline-style="none" fo:font-weight="bold" officeooo:rsid="003700eb" officeooo:paragraph-rsid="003700eb" style:font-size-asian="14pt" style:font-weight-asian="bold" style:font-size-complex="14pt" style:font-weight-complex="bold"/>
    </style:style>
    <style:style style:name="P176" style:family="paragraph" style:parent-style-name="Standard">
      <style:text-properties fo:font-size="14pt" style:text-underline-style="none" fo:font-weight="bold" officeooo:rsid="0067a69e" officeooo:paragraph-rsid="0067a69e" style:font-size-asian="14pt" style:font-weight-asian="bold" style:font-size-complex="14pt" style:font-weight-complex="bold"/>
    </style:style>
    <style:style style:name="P177" style:family="paragraph" style:parent-style-name="Standard">
      <style:text-properties fo:font-size="14pt" style:text-underline-style="none" fo:font-weight="bold" officeooo:rsid="0085a43d" officeooo:paragraph-rsid="0085a43d" style:font-size-asian="14pt" style:font-weight-asian="bold" style:font-size-complex="14pt" style:font-weight-complex="bold"/>
    </style:style>
    <style:style style:name="P178" style:family="paragraph" style:parent-style-name="Standard">
      <style:text-properties fo:font-size="14pt" style:text-underline-style="none" officeooo:rsid="005b94af" officeooo:paragraph-rsid="005b94af" style:font-size-asian="14pt" style:font-size-complex="14pt"/>
    </style:style>
    <style:style style:name="P179" style:family="paragraph" style:parent-style-name="Standard">
      <style:text-properties fo:font-size="14pt" style:text-underline-style="none" officeooo:rsid="00db87e4" officeooo:paragraph-rsid="00db87e4" style:font-size-asian="14pt" style:font-size-complex="14pt"/>
    </style:style>
    <style:style style:name="P180" style:family="paragraph" style:parent-style-name="Standard">
      <style:text-properties fo:font-size="14pt" style:text-underline-style="none" officeooo:rsid="00db95bf" officeooo:paragraph-rsid="00db95bf" style:font-size-asian="14pt" style:font-size-complex="14pt"/>
    </style:style>
    <style:style style:name="P181" style:family="paragraph" style:parent-style-name="Standard">
      <style:text-properties fo:font-size="14pt" style:text-underline-style="none" officeooo:rsid="00dd9568" officeooo:paragraph-rsid="00dd9568" style:font-size-asian="14pt" style:font-size-complex="14pt"/>
    </style:style>
    <style:style style:name="P182" style:family="paragraph" style:parent-style-name="Standard">
      <style:text-properties fo:color="#000000" fo:font-style="italic" style:text-underline-style="none" fo:font-weight="normal" officeooo:rsid="006c786d" officeooo:paragraph-rsid="006c786d" style:font-style-asian="italic" style:font-weight-asian="normal" style:font-style-complex="italic" style:font-weight-complex="normal"/>
    </style:style>
    <style:style style:name="P183" style:family="paragraph" style:parent-style-name="Standard">
      <style:text-properties fo:color="#ff3300" style:text-underline-style="none" fo:font-weight="bold" officeooo:rsid="006bd77f" officeooo:paragraph-rsid="006bd77f" style:font-weight-asian="bold" style:font-weight-complex="bold"/>
    </style:style>
    <style:style style:name="P184" style:family="paragraph" style:parent-style-name="Standard">
      <style:text-properties fo:color="#ff3300" style:text-underline-style="none" fo:font-weight="bold" officeooo:rsid="006bd77f" officeooo:paragraph-rsid="006c786d" style:font-weight-asian="bold" style:font-weight-complex="bold"/>
    </style:style>
    <style:style style:name="P185" style:family="paragraph" style:parent-style-name="Standard">
      <style:text-properties fo:color="#ff3300" style:text-underline-style="none" fo:font-weight="bold" officeooo:rsid="006c786d" officeooo:paragraph-rsid="006c786d" style:font-weight-asian="bold" style:font-weight-complex="bold"/>
    </style:style>
    <style:style style:name="P186" style:family="paragraph" style:parent-style-name="Standard">
      <style:text-properties fo:font-variant="normal" fo:text-transform="none" fo:color="#333333" style:font-name="Open Sans" fo:font-size="11.25pt" fo:letter-spacing="normal" fo:font-style="normal" style:text-underline-style="none" fo:font-weight="normal" officeooo:rsid="0090c0dd" officeooo:paragraph-rsid="0090c0dd"/>
    </style:style>
    <style:style style:name="P187" style:family="paragraph" style:parent-style-name="Standard">
      <style:text-properties fo:font-variant="normal" fo:text-transform="none" fo:color="#333333" style:font-name="Open Sans" fo:font-size="11.25pt" fo:letter-spacing="normal" fo:font-style="normal" style:text-underline-style="none" fo:font-weight="normal" officeooo:rsid="009204d4" officeooo:paragraph-rsid="009204d4"/>
    </style:style>
    <style:style style:name="P188" style:family="paragraph" style:parent-style-name="Standard">
      <style:text-properties fo:font-variant="normal" fo:text-transform="none" fo:color="#333333" style:font-name="Open Sans" fo:font-size="11.25pt" fo:letter-spacing="normal" fo:font-style="normal" style:text-underline-style="none" fo:font-weight="normal" officeooo:rsid="0093eca9" officeooo:paragraph-rsid="0093eca9"/>
    </style:style>
    <style:style style:name="P189" style:family="paragraph" style:parent-style-name="Standard">
      <style:text-properties fo:font-variant="normal" fo:text-transform="none" fo:color="#303942" style:font-name="dejavu sans mono" fo:font-size="7.5pt" fo:letter-spacing="normal" fo:font-style="normal" style:text-underline-style="none" fo:font-weight="normal" officeooo:rsid="00fae715" officeooo:paragraph-rsid="00fae715"/>
    </style:style>
    <style:style style:name="P190" style:family="paragraph" style:parent-style-name="Standard">
      <style:text-properties fo:font-variant="normal" fo:text-transform="none" fo:color="#303942" style:font-name="dejavu sans mono" fo:font-size="7.5pt" fo:letter-spacing="normal" fo:font-style="normal" style:text-underline-style="none" fo:font-weight="normal" officeooo:rsid="00fae715" officeooo:paragraph-rsid="00fc4d2f"/>
    </style:style>
    <style:style style:name="P191" style:family="paragraph" style:parent-style-name="Standard">
      <style:text-properties fo:font-variant="normal" fo:text-transform="none" fo:color="#303942" style:font-name="dejavu sans mono" fo:font-size="8.25pt" fo:letter-spacing="normal" fo:font-style="normal" style:text-underline-style="none" fo:font-weight="normal" officeooo:rsid="0103fdab" officeooo:paragraph-rsid="0103fdab"/>
    </style:style>
    <style:style style:name="P192" style:family="paragraph" style:parent-style-name="Standard">
      <style:text-properties fo:font-variant="normal" fo:text-transform="none" fo:color="#303942" style:font-name="dejavu sans mono" fo:font-size="8.25pt" fo:letter-spacing="normal" fo:font-style="normal" style:text-underline-style="none" fo:font-weight="normal" officeooo:rsid="010940a3" officeooo:paragraph-rsid="010940a3"/>
    </style:style>
    <style:style style:name="P193" style:family="paragraph" style:parent-style-name="Standard">
      <style:text-properties fo:font-variant="normal" fo:text-transform="none" fo:color="#0080ff" style:font-name="dejavu sans mono" fo:font-size="8.25pt" fo:letter-spacing="normal" fo:font-style="normal" style:text-underline-style="none" fo:font-weight="normal" officeooo:rsid="01026030" officeooo:paragraph-rsid="01026030"/>
    </style:style>
    <style:style style:name="P194" style:family="paragraph" style:parent-style-name="Standard">
      <style:text-properties fo:font-variant="normal" fo:text-transform="none" fo:color="#0080ff" style:font-name="dejavu sans mono" fo:font-size="8.25pt" fo:letter-spacing="normal" fo:font-style="normal" style:text-underline-style="none" fo:font-weight="normal" officeooo:rsid="0103fdab" officeooo:paragraph-rsid="0103fdab"/>
    </style:style>
    <style:style style:name="P195" style:family="paragraph" style:parent-style-name="Standard">
      <style:text-properties fo:font-variant="normal" fo:text-transform="none" fo:color="#0080ff" style:font-name="dejavu sans mono" fo:font-size="8.25pt" fo:letter-spacing="normal" fo:font-style="normal" style:text-underline-style="none" fo:font-weight="normal" officeooo:rsid="0103fdab" officeooo:paragraph-rsid="0105c690"/>
    </style:style>
    <style:style style:name="P196" style:family="paragraph" style:parent-style-name="Standard">
      <style:text-properties fo:font-variant="normal" fo:text-transform="none" fo:color="#0080ff" style:font-name="dejavu sans mono" fo:font-size="8.25pt" fo:letter-spacing="normal" fo:font-style="normal" style:text-underline-style="none" fo:font-weight="normal" officeooo:rsid="01077893" officeooo:paragraph-rsid="01077893"/>
    </style:style>
    <style:style style:name="P197" style:family="paragraph" style:parent-style-name="Standard">
      <style:text-properties fo:font-variant="normal" fo:text-transform="none" fo:color="#0080ff" style:font-name="dejavu sans mono" fo:font-size="8.25pt" fo:letter-spacing="normal" fo:font-style="normal" style:text-underline-style="none" fo:font-weight="normal" officeooo:rsid="010940a3" officeooo:paragraph-rsid="010940a3"/>
    </style:style>
    <style:style style:name="P198" style:family="paragraph" style:parent-style-name="Standard">
      <style:text-properties fo:font-variant="normal" fo:text-transform="none" fo:color="#0080ff" style:font-name="dejavu sans mono" fo:font-size="8.25pt" fo:letter-spacing="normal" fo:font-style="normal" style:text-underline-style="none" fo:font-weight="normal" officeooo:rsid="010b363e" officeooo:paragraph-rsid="010b363e"/>
    </style:style>
    <style:style style:name="P199" style:family="paragraph" style:parent-style-name="Standard">
      <style:text-properties fo:font-variant="normal" fo:text-transform="none" fo:color="#0080ff" style:font-name="dejavu sans mono" fo:font-size="8.25pt" fo:letter-spacing="normal" fo:font-style="normal" fo:font-weight="normal" officeooo:paragraph-rsid="010db004"/>
    </style:style>
    <style:style style:name="P200" style:family="paragraph" style:parent-style-name="Standard">
      <style:text-properties fo:font-size="18pt" style:text-underline-style="none" fo:font-weight="bold" officeooo:rsid="00a0b8b0" officeooo:paragraph-rsid="00a0b8b0" style:font-size-asian="18pt" style:font-weight-asian="bold" style:font-size-complex="18pt" style:font-weight-complex="bold"/>
    </style:style>
    <style:style style:name="P201" style:family="paragraph" style:parent-style-name="Standard">
      <style:text-properties fo:font-size="12pt" style:text-underline-style="none" fo:font-weight="normal" officeooo:rsid="00a0b8b0" officeooo:paragraph-rsid="00a0b8b0" style:font-size-asian="10.5pt" style:font-weight-asian="normal" style:font-size-complex="12pt" style:font-weight-complex="normal"/>
    </style:style>
    <style:style style:name="P202" style:family="paragraph" style:parent-style-name="Standard">
      <style:text-properties fo:font-size="12pt" style:text-underline-style="none" fo:font-weight="normal" officeooo:rsid="00a12ddb" officeooo:paragraph-rsid="00a12ddb" style:font-size-asian="10.5pt" style:font-weight-asian="normal" style:font-size-complex="12pt" style:font-weight-complex="normal"/>
    </style:style>
    <style:style style:name="P203" style:family="paragraph" style:parent-style-name="Standard">
      <style:text-properties fo:font-size="12pt" style:text-underline-style="none" fo:font-weight="normal" officeooo:rsid="00a2a568" officeooo:paragraph-rsid="00a2a568" style:font-size-asian="10.5pt" style:font-weight-asian="normal" style:font-size-complex="12pt" style:font-weight-complex="normal"/>
    </style:style>
    <style:style style:name="P204" style:family="paragraph" style:parent-style-name="Standard">
      <style:text-properties fo:font-size="12pt" style:text-underline-style="none" fo:font-weight="normal" officeooo:rsid="00a49851" officeooo:paragraph-rsid="00a49851" style:font-size-asian="10.5pt" style:font-weight-asian="normal" style:font-size-complex="12pt" style:font-weight-complex="normal"/>
    </style:style>
    <style:style style:name="P205" style:family="paragraph" style:parent-style-name="Standard">
      <style:text-properties officeooo:rsid="0036696d" officeooo:paragraph-rsid="0036696d"/>
    </style:style>
    <style:style style:name="P206" style:family="paragraph" style:parent-style-name="Standard">
      <style:text-properties officeooo:rsid="00a7d91d" officeooo:paragraph-rsid="00a7d91d"/>
    </style:style>
    <style:style style:name="P207" style:family="paragraph" style:parent-style-name="Standard">
      <style:text-properties officeooo:rsid="00ab7106" officeooo:paragraph-rsid="00ab7106"/>
    </style:style>
    <style:style style:name="P208" style:family="paragraph" style:parent-style-name="Standard">
      <style:text-properties officeooo:rsid="00afb006" officeooo:paragraph-rsid="00afb006"/>
    </style:style>
    <style:style style:name="P209" style:family="paragraph" style:parent-style-name="Standard">
      <style:text-properties officeooo:rsid="00260c6c" officeooo:paragraph-rsid="00260c6c"/>
    </style:style>
    <style:style style:name="P210" style:family="paragraph" style:parent-style-name="Standard">
      <style:text-properties officeooo:rsid="00b0dc4e" officeooo:paragraph-rsid="00b0dc4e"/>
    </style:style>
    <style:style style:name="P211" style:family="paragraph" style:parent-style-name="Standard">
      <style:text-properties officeooo:rsid="00b2cca6" officeooo:paragraph-rsid="00b2cca6"/>
    </style:style>
    <style:style style:name="P212" style:family="paragraph" style:parent-style-name="Standard">
      <style:text-properties officeooo:rsid="00b3196f" officeooo:paragraph-rsid="00b3196f"/>
    </style:style>
    <style:style style:name="P213" style:family="paragraph" style:parent-style-name="Standard">
      <style:text-properties officeooo:paragraph-rsid="00b34d23"/>
    </style:style>
    <style:style style:name="P214" style:family="paragraph" style:parent-style-name="Standard">
      <style:text-properties officeooo:rsid="00b431f9" officeooo:paragraph-rsid="00b431f9"/>
    </style:style>
    <style:style style:name="P215" style:family="paragraph" style:parent-style-name="Standard">
      <style:text-properties officeooo:rsid="00b431f9" officeooo:paragraph-rsid="00b5c1e0"/>
    </style:style>
    <style:style style:name="P216" style:family="paragraph" style:parent-style-name="Standard">
      <style:text-properties officeooo:rsid="00b431f9" officeooo:paragraph-rsid="00b60148"/>
    </style:style>
    <style:style style:name="P217" style:family="paragraph" style:parent-style-name="Standard">
      <style:text-properties officeooo:rsid="00b5c1e0" officeooo:paragraph-rsid="00b5c1e0"/>
    </style:style>
    <style:style style:name="P218" style:family="paragraph" style:parent-style-name="Standard">
      <style:text-properties officeooo:rsid="00bbc045" officeooo:paragraph-rsid="00bbc045"/>
    </style:style>
    <style:style style:name="P219" style:family="paragraph" style:parent-style-name="Standard">
      <style:text-properties officeooo:rsid="00bc222e" officeooo:paragraph-rsid="00bc222e"/>
    </style:style>
    <style:style style:name="P220" style:family="paragraph" style:parent-style-name="Standard">
      <style:text-properties officeooo:rsid="00bcbede" officeooo:paragraph-rsid="00bcbede"/>
    </style:style>
    <style:style style:name="P221" style:family="paragraph" style:parent-style-name="Standard">
      <style:text-properties officeooo:rsid="00bd9514" officeooo:paragraph-rsid="00bd9514"/>
    </style:style>
    <style:style style:name="P222" style:family="paragraph" style:parent-style-name="Standard">
      <style:text-properties officeooo:rsid="00bf5905" officeooo:paragraph-rsid="00bf5905"/>
    </style:style>
    <style:style style:name="P223" style:family="paragraph" style:parent-style-name="Standard">
      <style:text-properties officeooo:rsid="00bfd3f2" officeooo:paragraph-rsid="00bfd3f2"/>
    </style:style>
    <style:style style:name="P224" style:family="paragraph" style:parent-style-name="Standard">
      <style:text-properties officeooo:rsid="00c2a68c" officeooo:paragraph-rsid="00c2a68c"/>
    </style:style>
    <style:style style:name="P225" style:family="paragraph" style:parent-style-name="Standard">
      <style:text-properties officeooo:rsid="00c2c165" officeooo:paragraph-rsid="00c2c165"/>
    </style:style>
    <style:style style:name="P226" style:family="paragraph" style:parent-style-name="Standard">
      <style:text-properties officeooo:rsid="00c4c4d9" officeooo:paragraph-rsid="00c4c4d9"/>
    </style:style>
    <style:style style:name="P227" style:family="paragraph" style:parent-style-name="Standard">
      <style:text-properties officeooo:rsid="00c4c4d9" officeooo:paragraph-rsid="00c72bd9"/>
    </style:style>
    <style:style style:name="P228" style:family="paragraph" style:parent-style-name="Standard">
      <style:text-properties officeooo:rsid="00c57b84" officeooo:paragraph-rsid="00c57b84"/>
    </style:style>
    <style:style style:name="P229" style:family="paragraph" style:parent-style-name="Standard">
      <style:text-properties officeooo:rsid="00c57b84" officeooo:paragraph-rsid="00c72bd9"/>
    </style:style>
    <style:style style:name="P230" style:family="paragraph" style:parent-style-name="Standard">
      <style:text-properties officeooo:rsid="00c72bd9" officeooo:paragraph-rsid="00c72bd9"/>
    </style:style>
    <style:style style:name="P231" style:family="paragraph" style:parent-style-name="Standard">
      <style:text-properties officeooo:rsid="002e7e5f" officeooo:paragraph-rsid="002e7e5f"/>
    </style:style>
    <style:style style:name="P232" style:family="paragraph" style:parent-style-name="Standard">
      <style:text-properties officeooo:rsid="00c93472" officeooo:paragraph-rsid="00c93472"/>
    </style:style>
    <style:style style:name="P233" style:family="paragraph" style:parent-style-name="Standard">
      <style:text-properties officeooo:rsid="00cacab2" officeooo:paragraph-rsid="00cacab2"/>
    </style:style>
    <style:style style:name="P234" style:family="paragraph" style:parent-style-name="Standard">
      <style:text-properties officeooo:rsid="00cc5280" officeooo:paragraph-rsid="00cc5280"/>
    </style:style>
    <style:style style:name="P235" style:family="paragraph" style:parent-style-name="Standard">
      <style:text-properties officeooo:rsid="00b34d23" officeooo:paragraph-rsid="00b34d23"/>
    </style:style>
    <style:style style:name="P236" style:family="paragraph" style:parent-style-name="Standard">
      <style:text-properties style:text-underline-style="solid" style:text-underline-width="auto" style:text-underline-color="font-color" officeooo:rsid="00f04e8a" officeooo:paragraph-rsid="00f04e8a"/>
    </style:style>
    <style:style style:name="P237" style:family="paragraph" style:parent-style-name="Standard">
      <style:paragraph-properties fo:break-before="page"/>
      <style:text-properties fo:font-size="15pt" style:text-underline-style="none" fo:font-weight="bold" officeooo:rsid="0094b238" officeooo:paragraph-rsid="0094b238" style:font-size-asian="15pt" style:font-weight-asian="bold" style:font-size-complex="15pt" style:font-weight-complex="bold"/>
    </style:style>
    <style:style style:name="P238" style:family="paragraph" style:parent-style-name="Standard">
      <style:paragraph-properties fo:break-before="page"/>
      <style:text-properties style:text-underline-style="none" officeooo:rsid="007c49c2" officeooo:paragraph-rsid="007c49c2"/>
    </style:style>
    <style:style style:name="P239" style:family="paragraph" style:parent-style-name="Standard">
      <style:paragraph-properties fo:break-before="page"/>
      <style:text-properties style:text-underline-style="none" officeooo:rsid="010940a3" officeooo:paragraph-rsid="010940a3"/>
    </style:style>
    <style:style style:name="P240" style:family="paragraph" style:parent-style-name="Subtitle">
      <style:paragraph-properties fo:break-before="page"/>
    </style:style>
    <style:style style:name="P241" style:family="paragraph" style:parent-style-name="Text_20_body">
      <style:text-properties officeooo:paragraph-rsid="00b34d23"/>
    </style:style>
    <style:style style:name="P242" style:family="paragraph" style:parent-style-name="Text_20_body">
      <style:text-properties officeooo:rsid="00b957dc"/>
    </style:style>
    <style:style style:name="P243" style:family="paragraph" style:parent-style-name="Text_20_body">
      <style:text-properties officeooo:rsid="00b957dc" officeooo:paragraph-rsid="00b957dc"/>
    </style:style>
    <style:style style:name="P244" style:family="paragraph" style:parent-style-name="Text_20_body">
      <style:text-properties officeooo:rsid="00c86d35" officeooo:paragraph-rsid="00c86d35"/>
    </style:style>
    <style:style style:name="P245" style:family="paragraph" style:parent-style-name="Standard">
      <style:paragraph-properties fo:break-before="column"/>
      <style:text-properties style:text-underline-style="none" officeooo:rsid="007c49c2" officeooo:paragraph-rsid="007c49c2"/>
    </style:style>
    <style:style style:name="P246" style:family="paragraph" style:parent-style-name="Standard">
      <style:paragraph-properties fo:margin-left="0cm" fo:margin-right="0cm" fo:text-indent="0cm" style:auto-text-indent="false" fo:padding="0cm" fo:border="none"/>
      <style:text-properties fo:font-variant="normal" fo:text-transform="none" fo:color="#303942" style:font-name="dejavu sans mono" fo:font-size="8.25pt" fo:letter-spacing="normal" fo:font-style="normal" fo:font-weight="normal"/>
    </style:style>
    <style:style style:name="P247" style:family="paragraph" style:parent-style-name="Standard" style:list-style-name="L1">
      <style:text-properties officeooo:rsid="0020ed56" officeooo:paragraph-rsid="00ae5e40"/>
    </style:style>
    <style:style style:name="P248" style:family="paragraph" style:parent-style-name="Standard" style:list-style-name="L2">
      <style:text-properties officeooo:rsid="00af92ed" officeooo:paragraph-rsid="00af92ed"/>
    </style:style>
    <style:style style:name="P249" style:family="paragraph" style:parent-style-name="Standard" style:list-style-name="L3">
      <style:text-properties officeooo:rsid="00af92ed" officeooo:paragraph-rsid="00af92ed"/>
    </style:style>
    <style:style style:name="P250" style:family="paragraph" style:parent-style-name="Standard" style:list-style-name="L3">
      <style:text-properties officeooo:rsid="00af92ed" officeooo:paragraph-rsid="00afb006"/>
    </style:style>
    <style:style style:name="P251" style:family="paragraph" style:parent-style-name="Standard" style:list-style-name="L3">
      <style:text-properties officeooo:rsid="002464e9" officeooo:paragraph-rsid="00afb006"/>
    </style:style>
    <style:style style:name="P252" style:family="paragraph" style:parent-style-name="Standard" style:list-style-name="L3">
      <style:text-properties officeooo:rsid="00260c6c" officeooo:paragraph-rsid="00afb006"/>
    </style:style>
    <style:style style:name="P253" style:family="paragraph" style:parent-style-name="Standard" style:list-style-name="L4">
      <style:text-properties officeooo:rsid="00b0dc4e" officeooo:paragraph-rsid="00b0dc4e"/>
    </style:style>
    <style:style style:name="P254" style:family="paragraph" style:parent-style-name="Standard" style:list-style-name="L4">
      <style:text-properties officeooo:rsid="00b2cca6" officeooo:paragraph-rsid="00b2cca6"/>
    </style:style>
    <style:style style:name="P255" style:family="paragraph" style:parent-style-name="Standard" style:list-style-name="L5">
      <style:text-properties officeooo:rsid="00265790" officeooo:paragraph-rsid="00b34d23"/>
    </style:style>
    <style:style style:name="P256" style:family="paragraph" style:parent-style-name="Standard" style:list-style-name="L8">
      <style:text-properties style:text-underline-style="none" officeooo:rsid="00cd7c12" officeooo:paragraph-rsid="00cd7c12"/>
    </style:style>
    <style:style style:name="P257" style:family="paragraph" style:parent-style-name="Standard" style:list-style-name="L9">
      <style:text-properties style:text-underline-style="none" officeooo:rsid="003700eb" officeooo:paragraph-rsid="003700eb"/>
    </style:style>
    <style:style style:name="P258" style:family="paragraph" style:parent-style-name="Standard" style:list-style-name="L10">
      <style:text-properties style:text-underline-style="none" officeooo:rsid="00df6d09" officeooo:paragraph-rsid="00df6d09"/>
    </style:style>
    <style:style style:name="P259" style:family="paragraph" style:parent-style-name="Standard" style:list-style-name="L10">
      <style:text-properties style:text-underline-style="none" officeooo:rsid="00e3b52d" officeooo:paragraph-rsid="00e3b52d"/>
    </style:style>
    <style:style style:name="P260" style:family="paragraph" style:parent-style-name="Standard" style:list-style-name="L10">
      <style:text-properties style:text-underline-style="none" officeooo:rsid="00e44c6d" officeooo:paragraph-rsid="00e44c6d"/>
    </style:style>
    <style:style style:name="P261" style:family="paragraph" style:parent-style-name="Standard" style:list-style-name="L10">
      <style:text-properties style:text-underline-style="none" officeooo:rsid="00e6b6ac" officeooo:paragraph-rsid="00e6b6ac"/>
    </style:style>
    <style:style style:name="P262" style:family="paragraph" style:parent-style-name="Standard" style:list-style-name="L11">
      <style:text-properties style:text-underline-style="none" fo:font-weight="bold" officeooo:rsid="00876c30" officeooo:paragraph-rsid="00876c30" style:font-weight-asian="bold" style:font-weight-complex="bold"/>
    </style:style>
    <style:style style:name="P263" style:family="paragraph" style:parent-style-name="Standard" style:list-style-name="L11">
      <style:text-properties style:text-underline-style="none" officeooo:rsid="00876c30" officeooo:paragraph-rsid="00876c30"/>
    </style:style>
    <style:style style:name="P264" style:family="paragraph" style:parent-style-name="Standard" style:list-style-name="L11">
      <style:text-properties style:text-underline-style="none" officeooo:rsid="0088b4a7" officeooo:paragraph-rsid="0088b4a7"/>
    </style:style>
    <style:style style:name="P265" style:family="paragraph" style:parent-style-name="Standard" style:list-style-name="L11">
      <style:text-properties style:text-underline-style="none" officeooo:rsid="008c0879" officeooo:paragraph-rsid="008c0879"/>
    </style:style>
    <style:style style:name="P266" style:family="paragraph" style:parent-style-name="Standard">
      <style:text-properties fo:font-variant="normal" fo:text-transform="none" fo:color="#0080ff" style:font-name="dejavu sans mono" fo:font-size="8.25pt" fo:letter-spacing="normal" fo:font-style="normal" style:text-underline-style="none" fo:font-weight="normal" officeooo:rsid="010db004" officeooo:paragraph-rsid="010db004"/>
    </style:style>
    <style:style style:name="P267" style:family="paragraph" style:parent-style-name="Standard" style:list-style-name="L11">
      <style:text-properties officeooo:paragraph-rsid="008c0879"/>
    </style:style>
    <style:style style:name="P268" style:family="paragraph" style:parent-style-name="Standard">
      <style:text-properties fo:font-size="12pt" style:text-underline-style="none" fo:font-weight="normal" officeooo:rsid="00a5b78e" officeooo:paragraph-rsid="00a5b78e" style:font-size-asian="10.5pt" style:font-weight-asian="normal" style:font-size-complex="12pt" style:font-weight-complex="normal"/>
    </style:style>
    <style:style style:name="P269" style:family="paragraph" style:parent-style-name="Standard">
      <style:text-properties fo:font-size="12pt" style:text-underline-style="none" fo:font-weight="normal" officeooo:rsid="011fa7ac" officeooo:paragraph-rsid="011fa7ac" style:font-size-asian="10.5pt" style:font-weight-asian="normal" style:font-size-complex="12pt" style:font-weight-complex="normal"/>
    </style:style>
    <style:style style:name="P270" style:family="paragraph" style:parent-style-name="Text_20_body" style:list-style-name="L6">
      <style:text-properties officeooo:rsid="00b957dc" officeooo:paragraph-rsid="00b957dc"/>
    </style:style>
    <style:style style:name="P271" style:family="paragraph" style:parent-style-name="Text_20_body" style:list-style-name="L7">
      <style:text-properties officeooo:rsid="00b957dc" officeooo:paragraph-rsid="00b957dc"/>
    </style:style>
    <style:style style:name="P272" style:family="paragraph" style:parent-style-name="Text_20_body" style:list-style-name="L7">
      <style:text-properties officeooo:rsid="00baa476" officeooo:paragraph-rsid="00baa476"/>
    </style:style>
    <style:style style:name="P273" style:family="paragraph" style:parent-style-name="Heading_20_1">
      <style:text-properties officeooo:rsid="00b34d23" officeooo:paragraph-rsid="00b34d23"/>
    </style:style>
    <style:style style:name="P274" style:family="paragraph" style:parent-style-name="Heading_20_1">
      <style:text-properties officeooo:rsid="00b957dc" officeooo:paragraph-rsid="00b957dc"/>
    </style:style>
    <style:style style:name="T1" style:family="text">
      <style:text-properties officeooo:rsid="00260c6c"/>
    </style:style>
    <style:style style:name="T2" style:family="text">
      <style:text-properties style:text-underline-style="none"/>
    </style:style>
    <style:style style:name="T3" style:family="text">
      <style:text-properties style:text-underline-style="none" officeooo:rsid="0033d54d"/>
    </style:style>
    <style:style style:name="T4" style:family="text">
      <style:text-properties style:text-underline-style="none" officeooo:rsid="008b4978"/>
    </style:style>
    <style:style style:name="T5" style:family="text">
      <style:text-properties style:text-underline-style="none" officeooo:rsid="008c0879"/>
    </style:style>
    <style:style style:name="T6" style:family="text">
      <style:text-properties officeooo:rsid="0037a136"/>
    </style:style>
    <style:style style:name="T7" style:family="text">
      <style:text-properties officeooo:rsid="003cf781"/>
    </style:style>
    <style:style style:name="T8" style:family="text">
      <style:text-properties officeooo:rsid="003dcd6b"/>
    </style:style>
    <style:style style:name="T9" style:family="text">
      <style:text-properties officeooo:rsid="0042a86a"/>
    </style:style>
    <style:style style:name="T10" style:family="text">
      <style:text-properties officeooo:rsid="00462aaa"/>
    </style:style>
    <style:style style:name="T11" style:family="text">
      <style:text-properties officeooo:rsid="0047db09"/>
    </style:style>
    <style:style style:name="T12" style:family="text">
      <style:text-properties officeooo:rsid="004f38f3"/>
    </style:style>
    <style:style style:name="T13" style:family="text">
      <style:text-properties officeooo:rsid="00560406"/>
    </style:style>
    <style:style style:name="T14" style:family="text">
      <style:text-properties officeooo:rsid="0058b6a5"/>
    </style:style>
    <style:style style:name="T15" style:family="text">
      <style:text-properties officeooo:rsid="005bfb61"/>
    </style:style>
    <style:style style:name="T16" style:family="text">
      <style:text-properties officeooo:rsid="005d09ae"/>
    </style:style>
    <style:style style:name="T17" style:family="text">
      <style:text-properties officeooo:rsid="0060c992"/>
    </style:style>
    <style:style style:name="T18" style:family="text">
      <style:text-properties officeooo:rsid="0063a044"/>
    </style:style>
    <style:style style:name="T19" style:family="text">
      <style:text-properties officeooo:rsid="006565b9"/>
    </style:style>
    <style:style style:name="T20" style:family="text">
      <style:text-properties officeooo:rsid="006aa53f"/>
    </style:style>
    <style:style style:name="T21" style:family="text">
      <style:text-properties officeooo:rsid="006b3614"/>
    </style:style>
    <style:style style:name="T22" style:family="text">
      <style:text-properties fo:font-weight="bold" style:font-weight-asian="bold" style:font-weight-complex="bold"/>
    </style:style>
    <style:style style:name="T23" style:family="text">
      <style:text-properties fo:font-weight="bold" officeooo:rsid="006e2a4b" style:font-weight-asian="bold" style:font-weight-complex="bold"/>
    </style:style>
    <style:style style:name="T24" style:family="text">
      <style:text-properties fo:color="#ff3300"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6f8a33" style:font-weight-asian="normal" style:font-weight-complex="normal"/>
    </style:style>
    <style:style style:name="T27" style:family="text">
      <style:text-properties fo:font-weight="normal" officeooo:rsid="007605c6" style:font-weight-asian="normal" style:font-weight-complex="normal"/>
    </style:style>
    <style:style style:name="T28" style:family="text">
      <style:text-properties fo:font-weight="normal" officeooo:rsid="00763bb5" style:font-weight-asian="normal" style:font-weight-complex="normal"/>
    </style:style>
    <style:style style:name="T29" style:family="text">
      <style:text-properties fo:font-variant="normal" fo:text-transform="none" fo:color="#333333" style:font-name="Monaco" fo:font-size="9pt" fo:letter-spacing="normal" fo:font-style="normal" fo:font-weight="normal"/>
    </style:style>
    <style:style style:name="T30" style:family="text">
      <style:text-properties fo:font-variant="normal" fo:text-transform="none" fo:color="#333333" style:font-name="Open Sans" fo:font-size="11.25pt" fo:letter-spacing="normal" fo:font-style="normal" fo:font-weight="normal"/>
    </style:style>
    <style:style style:name="T31" style:family="text">
      <style:text-properties fo:font-variant="normal" fo:text-transform="none" fo:color="#333333" style:font-name="Open Sans" fo:font-size="11.25pt" fo:letter-spacing="normal" fo:font-style="normal" fo:font-weight="normal" officeooo:rsid="0091a5cf"/>
    </style:style>
    <style:style style:name="T32" style:family="text">
      <style:text-properties officeooo:rsid="0083cec6"/>
    </style:style>
    <style:style style:name="T33" style:family="text">
      <style:text-properties fo:font-size="13pt" fo:font-weight="bold" style:font-size-asian="13pt" style:font-weight-asian="bold" style:font-size-complex="13pt" style:font-weight-complex="bold"/>
    </style:style>
    <style:style style:name="T34" style:family="text">
      <style:text-properties officeooo:rsid="008a2ba8"/>
    </style:style>
    <style:style style:name="T35" style:family="text">
      <style:text-properties officeooo:rsid="008b4978"/>
    </style:style>
    <style:style style:name="T36" style:family="text">
      <style:text-properties officeooo:rsid="008f2263"/>
    </style:style>
    <style:style style:name="T37" style:family="text">
      <style:text-properties officeooo:rsid="0096b1ac"/>
    </style:style>
    <style:style style:name="T38" style:family="text">
      <style:text-properties officeooo:rsid="0098960a"/>
    </style:style>
    <style:style style:name="T39" style:family="text">
      <style:text-properties officeooo:rsid="009a5921"/>
    </style:style>
    <style:style style:name="T40" style:family="text">
      <style:text-properties officeooo:rsid="009e33cb"/>
    </style:style>
    <style:style style:name="T41" style:family="text">
      <style:text-properties officeooo:rsid="009e6c46"/>
    </style:style>
    <style:style style:name="T42" style:family="text">
      <style:text-properties officeooo:rsid="00a63697"/>
    </style:style>
    <style:style style:name="T43" style:family="text">
      <style:text-properties officeooo:rsid="00a672ec"/>
    </style:style>
    <style:style style:name="T44" style:family="text">
      <style:text-properties officeooo:rsid="00a7592d"/>
    </style:style>
    <style:style style:name="T45" style:family="text">
      <style:text-properties officeooo:rsid="00a7f99f"/>
    </style:style>
    <style:style style:name="T46" style:family="text">
      <style:text-properties officeooo:rsid="00a9b8c9"/>
    </style:style>
    <style:style style:name="T47" style:family="text">
      <style:text-properties officeooo:rsid="00aa2b2e"/>
    </style:style>
    <style:style style:name="T48" style:family="text">
      <style:text-properties officeooo:rsid="00ac3f73"/>
    </style:style>
    <style:style style:name="T49" style:family="text">
      <style:text-properties officeooo:rsid="00ad3052"/>
    </style:style>
    <style:style style:name="T50" style:family="text">
      <style:text-properties officeooo:rsid="00ae5e40"/>
    </style:style>
    <style:style style:name="T51" style:family="text">
      <style:text-properties officeooo:rsid="00af92ed"/>
    </style:style>
    <style:style style:name="T52" style:family="text">
      <style:text-properties officeooo:rsid="00afb006"/>
    </style:style>
    <style:style style:name="T53" style:family="text">
      <style:text-properties officeooo:rsid="00afdbfb"/>
    </style:style>
    <style:style style:name="T54" style:family="text">
      <style:text-properties officeooo:rsid="00b2cca6"/>
    </style:style>
    <style:style style:name="T55" style:family="text">
      <style:text-properties officeooo:rsid="00b3394b"/>
    </style:style>
    <style:style style:name="T56" style:family="text">
      <style:text-properties officeooo:rsid="00b34d23"/>
    </style:style>
    <style:style style:name="T57" style:family="text">
      <style:text-properties officeooo:rsid="00b60148"/>
    </style:style>
    <style:style style:name="T58" style:family="text">
      <style:text-properties officeooo:rsid="00b76d98"/>
    </style:style>
    <style:style style:name="T59" style:family="text">
      <style:text-properties officeooo:rsid="00baa476"/>
    </style:style>
    <style:style style:name="T60" style:family="text">
      <style:text-properties officeooo:rsid="00bf8a59"/>
    </style:style>
    <style:style style:name="T61" style:family="text">
      <style:text-properties officeooo:rsid="00c57b84"/>
    </style:style>
    <style:style style:name="T62" style:family="text">
      <style:text-properties officeooo:rsid="00c72bd9"/>
    </style:style>
    <style:style style:name="T63" style:family="text">
      <style:text-properties officeooo:rsid="00cc5280"/>
    </style:style>
    <style:style style:name="T64" style:family="text">
      <style:text-properties officeooo:rsid="00d16ee8"/>
    </style:style>
    <style:style style:name="T65" style:family="text">
      <style:text-properties officeooo:rsid="00e3b52d"/>
    </style:style>
    <style:style style:name="T66" style:family="text">
      <style:text-properties officeooo:rsid="00e44c6d"/>
    </style:style>
    <style:style style:name="T67" style:family="text">
      <style:text-properties officeooo:rsid="00e4d38a"/>
    </style:style>
    <style:style style:name="T68" style:family="text">
      <style:text-properties officeooo:rsid="00eb2332"/>
    </style:style>
    <style:style style:name="T69" style:family="text">
      <style:text-properties officeooo:rsid="00ebf388"/>
    </style:style>
    <style:style style:name="T70" style:family="text">
      <style:text-properties officeooo:rsid="00fac6d2"/>
    </style:style>
    <style:style style:name="T71" style:family="text">
      <style:text-properties officeooo:rsid="00fc4d2f"/>
    </style:style>
    <style:style style:name="T72" style:family="text">
      <style:text-properties fo:color="#0080ff"/>
    </style:style>
    <style:style style:name="T73" style:family="text">
      <style:text-properties officeooo:rsid="0100f2dd"/>
    </style:style>
    <style:style style:name="T74" style:family="text">
      <style:text-properties officeooo:rsid="0100f7bb"/>
    </style:style>
    <style:style style:name="T75" style:family="text">
      <style:text-properties officeooo:rsid="0105c690"/>
    </style:style>
    <style:style style:name="T76" style:family="text">
      <style:text-properties fo:color="#303942"/>
    </style:style>
    <style:style style:name="T77" style:family="text">
      <style:text-properties fo:color="#303942" officeooo:rsid="0105c690"/>
    </style:style>
    <style:style style:name="T78" style:family="text">
      <style:text-properties officeooo:rsid="010b363e"/>
    </style:style>
    <style:style style:name="T79" style:family="text">
      <style:text-properties officeooo:rsid="010ce2f8"/>
    </style:style>
    <style:style style:name="T80" style:family="text">
      <style:text-properties fo:color="#c41a16"/>
    </style:style>
    <style:style style:name="T81" style:family="text">
      <style:text-properties officeooo:rsid="0110bcbe"/>
    </style:style>
    <style:style style:name="T82" style:family="text">
      <style:text-properties officeooo:rsid="01136d2f"/>
    </style:style>
    <style:style style:name="T83" style:family="text">
      <style:text-properties officeooo:rsid="011719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stos son los apuntes de los cursos de la tercera y cuarta generación <text:span text:style-name="T47">de diseño web</text:span></text:p>
      <text:p text:style-name="P206"/>
      <text:p text:style-name="Subtitle">Primer clase</text:p>
      <text:p text:style-name="P205"/>
      <text:p text:style-name="Text_20_body">La web es muy cambiante y hay que estar preparado para esos cambios.</text:p>
      <text:p text:style-name="Text_20_body">Ya no se crean sitio web informativos para tener presencia en internet, ahora se crean aplicaciones interactivas, que sirven para algo, resuelven algún problema, y sobre todo, crea nuevas pautas en internet.</text:p>
      <text:p text:style-name="Text_20_body">Es muy importante pensar en la interactividad de los sitios web, que para el usuario sea muy transparente. </text:p>
      <text:p text:style-name="Text_20_body">No sólo se consume coSobre el mockupnSobre el mockuptenido en las redes sociales, ta<text:span text:style-name="T42">m</text:span>bién se está creando contenido interactivo en la red. El usuario no consume, participa.</text:p>
      <text:p text:style-name="Text_20_body">La web no es un poster, es un lugar interactivo, siempre debe ser interactivo.</text:p>
      <text:p text:style-name="Text_20_body"><text:span text:style-name="T46">E</text:span>l objetivo de un sitio puede ser la interactividad</text:p>
      <text:p text:style-name="Text_20_body">La interactividad se trata de mover todos los elementos para crear la experiencia de usuario.</text:p>
      <text:p text:style-name="P1"/>
      <text:h text:style-name="Heading_20_1" text:outline-level="1">Sobre el diseño y los dispositivos</text:h>
      <text:p text:style-name="Text_20_body"/>
      <text:p text:style-name="P2">Antes la onda era diseñar con la idea del responsive design, ahora, después de un año, el orden es:</text:p>
      <text:p text:style-name="P2"/>
      <text:p text:style-name="P2">1 Mo<text:span text:style-name="T43">b</text:span>ile first, <text:span text:style-name="T45">se puedeSobre el mockup arrancar primero en mobiles, con los elementos indispensables solamente, y después pasar a desktop. Todos los productos deberían comenzar por mobile first. Ejemplo: Todas las aplicaciones, talvez excepto photoshop o autocad?????</text:span></text:p>
      <text:p text:style-name="P4">2 Diseño para tablets</text:p>
      <text:p text:style-name="P4">3 Diseño para laptops y desktops</text:p>
      <text:p text:style-name="P4"/>
      <text:p text:style-name="P3">Responsive design: <text:span text:style-name="T44">Uno de los elementos básicos del responsive es hacer diseño elástico, osea líquido.</text:span></text:p>
      <text:p text:style-name="P3"/>
      <text:p text:style-name="Text_20_body"><text:span text:style-name="T58">(</text:span>Investigar sobre diseño líquido<text:span text:style-name="T58">)</text:span></text:p>
      <text:p text:style-name="P3"/>
      <text:p text:style-name="P216">El diseño no debería responder a los dispositivos, <text:span text:style-name="T57">debería</text:span> primero responder al diseño mismo.</text:p>
      <text:p text:style-name="P214"/>
      <text:p text:style-name="P214">El diseño debe comportarse como se espera. Es un diseño que responde a las necesidades del diseño, sin embargo, hay que tomar unos cuantos tamaños de referencia.</text:p>
      <text:p text:style-name="P214"/>
      <text:p text:style-name="P214">320px iphone : retina 640px de ancho. Es el mínimo y máximo en iphone.</text:p>
      <text:p text:style-name="P217">Los android son de varias resoluciones.</text:p>
      <text:p text:style-name="P71"/>
      <text:p text:style-name="P71"><text:soft-page-break/>Algunos tamaños a considerar:</text:p>
      <text:p text:style-name="P71"><text:s/></text:p>
      <text:p text:style-name="P71">Movil: la app o página tiene menos de 768 px de ancho, se le podría considerar para móviles</text:p>
      <text:p text:style-name="P71">Tablet/<text:span text:style-name="T19">laptop</text:span>: Entre 768 y 1200 se le considera para tablets <text:span text:style-name="T19">y laptop</text:span>.</text:p>
      <text:p text:style-name="P71"><text:span text:style-name="T19">D</text:span>esktop: mas de 1200 ya se puede considerar para laptop y desktop, no se recomienda en sitios de contenidos que el ancho sea mayor a los 1200 px.</text:p>
      <text:p text:style-name="P215"/>
      <text:p text:style-name="P214"/>
      <text:p text:style-name="P4">Retina design</text:p>
      <text:p text:style-name="P4"/>
      <text:p text:style-name="P207">Estas son dos medidas que no sirven para nada en la web: ppi y dpi, eso es sólo para la impresión</text:p>
      <text:p text:style-name="P207"/>
      <text:p text:style-name="P4">Retina: Resolución representada por la fórmula: 1px retina = 4px normales</text:p>
      <text:p text:style-name="P4"/>
      <text:p text:style-name="P207">Las pantallas con retina, es cuando se representa con más de un pixel, un pixel</text:p>
      <text:p text:style-name="P207"/>
      <text:p text:style-name="P5">Trucos para retina:</text:p>
      <text:p text:style-name="P5"/>
      <text:p text:style-name="P5">1 Usar vectores lo mas posible</text:p>
      <text:p text:style-name="P5">2 No usar imágenes de fondo, usar ccs3</text:p>
      <text:p text:style-name="P5">3 en vez de usar pngs cortados, usar ccs3</text:p>
      <text:p text:style-name="P5">4 Nunca colocar texto dentro de una imagen, usar directamente las fuentes, como tipografía normal</text:p>
      <text:p text:style-name="P5">5 Intentar usar svg, pero sin abusar, porque usa la tarjeta gráfica y ralentiza las máquinas</text:p>
      <text:p text:style-name="P5">6 Duplicar el tamaño de imágenes para web: ejemplo: si la imagen va a ser normalmente de 500px por 200px , exportar a 1000px por 400px. Truco: Exportar al doble de la resolución, pero al 50% de calidad.</text:p>
      <text:p text:style-name="P5"/>
      <text:h text:style-name="Heading_20_1" text:outline-level="1"><text:span text:style-name="T49">Elementos del diseño web: </text:span>Tecnologías detrás del desarrollo web:</text:h>
      <text:p text:style-name="P5"/>
      <text:p text:style-name="P6">Hay 3 áreas, <text:span text:style-name="T48">perfiles de</text:span> tecnología que crean la web moderna:</text:p>
      <text:p text:style-name="P6"/>
      <text:p text:style-name="P6">1 Front-<text:span text:style-name="T50">e</text:span>nd: Tecnología que corre en el navegador-cliente: <text:span text:style-name="T50">Se compone de todo lo que tiene interacción directa con el usuario.</text:span></text:p>
      <text:p text:style-name="P6"/>
      <text:list xml:id="list6417057764577051712" text:style-name="L1">
        <text:list-item>
          <text:p text:style-name="P247">HTML: es un lenguaje de etiquetas para definir la estructura semántica que se va a mostrar dentro de un sitio web, en html no se programa ni se diseña, se define la estructura semántica del contenido de un sitio web. No es un lenguaje de programación, es un lenguaje de modelado de información.</text:p>
        </text:list-item>
        <text:list-item>
          <text:p text:style-name="P247">CSS: lenguaje declarado, usando estilos en cascada, de definición de propiedades gráficas o elementos de diseñoSobre el mockup para html, no es programación, es de diseño y estilos.</text:p>
        </text:list-item>
        <text:list-item>
          <text:p text:style-name="P247">JAVASCRIPT: Si es un lenguaje de programación del lado del cliente, es el único en el mundo del Front-end (recordar a Crockford). Es el lenguaje de programación para la web. Conceptos para empezar a usar Javascript: Variable, condición, ciclo, función, evento y objeto</text:p>
        </text:list-item>
      </text:list>
      <text:p text:style-name="P6"/>
      <text:p text:style-name="P7">2 Back-end: Tecnología que corre del lado del servidor: <text:span text:style-name="T51">son los lenguajes de programación que se </text:span><text:soft-page-break/><text:span text:style-name="T51">encargan de recibir datos de formularios, interpretarlos en las bases de datos, validar datos, etc y regresar información al fron-end para que la presente. Por ejemplo, validar una tarjeta de crédito.</text:span></text:p>
      <text:list xml:id="list6478099863276923340" text:style-name="L2">
        <text:list-item>
          <text:p text:style-name="P248">PHP </text:p>
        </text:list-item>
        <text:list-item>
          <text:p text:style-name="P248">.NET </text:p>
        </text:list-item>
        <text:list-item>
          <text:p text:style-name="P248">Python </text:p>
        </text:list-item>
        <text:list-item>
          <text:p text:style-name="P248">Ruby </text:p>
        </text:list-item>
        <text:list-item>
          <text:p text:style-name="P248">Node.js Javascript del lado del servidor</text:p>
        </text:list-item>
        <text:list-item>
          <text:p text:style-name="P248">Java: Para android nativo y para empresas atrasadas jeje.</text:p>
        </text:list-item>
      </text:list>
      <text:p text:style-name="P6"/>
      <text:p text:style-name="P6">3 Bases de datos: <text:span text:style-name="T51">Todo arranca desde acá. Son p</text:span>rogramas que estructuran datos para una veloz consulta, grabado, modificación de datos.</text:p>
      <text:p text:style-name="P6"/>
      <text:p text:style-name="P208">Las hay relacionales, es decir que usan indentificadores, modelo de grafo, etc</text:p>
      <text:list xml:id="list4497091445545135944" text:style-name="L3">
        <text:list-item>
          <text:p text:style-name="P249">MYSQL Es una base de datos tradicional y relacional, <text:span text:style-name="T52">usa identificadores.</text:span></text:p>
        </text:list-item>
        <text:list-item>
          <text:p text:style-name="P251">SQL server</text:p>
        </text:list-item>
        <text:list-item>
          <text:p text:style-name="P251">Oracle</text:p>
        </text:list-item>
        <text:list-item>
          <text:p text:style-name="P251">mysql</text:p>
        </text:list-item>
        <text:list-item>
          <text:p text:style-name="P251">postgress</text:p>
        </text:list-item>
      </text:list>
      <text:p text:style-name="P6"/>
      <text:p text:style-name="P10"><text:span text:style-name="T53">Las hay no </text:span>relacionales: <text:span text:style-name="T1">no crean identificadores, lo que los hace más veloces</text:span></text:p>
      <text:list xml:id="list212449477362230" text:continue-numbering="true" text:style-name="L3">
        <text:list-item>
          <text:p text:style-name="P250">MongoDB Es no relacional, no usa el modelo de grafos, mas veloz y <text:span text:style-name="T55">difícil</text:span> e implementar.</text:p>
        </text:list-item>
        <text:list-item>
          <text:p text:style-name="P251">Redis</text:p>
        </text:list-item>
        <text:list-item>
          <text:p text:style-name="P251">Couch DB</text:p>
        </text:list-item>
        <text:list-item>
          <text:p text:style-name="P252">facebook creó cassandra</text:p>
        </text:list-item>
        <text:list-item>
          <text:p text:style-name="P252">google creó big table</text:p>
        </text:list-item>
        <text:list-item>
          <text:p text:style-name="P252">pauch db</text:p>
        </text:list-item>
      </text:list>
      <text:p text:style-name="P208">Por último, es importante decir, que ni access ni excel son bases de datos</text:p>
      <text:p text:style-name="P210"/>
      <text:p text:style-name="P210">4 Hay muchos frameworks, para muchos lenguajes e programación. Pedasos de codigo escrito <text:span text:style-name="T54">en el lenguaje que hacen las cosas más fáciles.</text:span></text:p>
      <text:p text:style-name="P210"/>
      <text:list xml:id="list1011882347079046348" text:style-name="L4">
        <text:list-item>
          <text:p text:style-name="P253">PHP – Lenguaje y framework (investigar)</text:p>
        </text:list-item>
        <text:list-item>
          <text:p text:style-name="P253">ASP - .NET</text:p>
        </text:list-item>
        <text:list-item>
          <text:p text:style-name="P253">Python – Flasc, Django</text:p>
        </text:list-item>
        <text:list-item>
          <text:p text:style-name="P253">Ruby – Ruby on-rails</text:p>
        </text:list-item>
        <text:list-item>
          <text:p text:style-name="P253">Node.js – Meteor.js, <text:span text:style-name="T22">socket,io</text:span>, express.js</text:p>
        </text:list-item>
        <text:list-item>
          <text:p text:style-name="P254">HTML - HTML5</text:p>
        </text:list-item>
        <text:list-item>
          <text:p text:style-name="P254">CSS – CSS3, Stylus</text:p>
        </text:list-item>
        <text:list-item>
          <text:p text:style-name="P254">Javascript – Jquery, Mootools, Prototype, Coofeescript.</text:p>
        </text:list-item>
      </text:list>
      <text:p text:style-name="P8"/>
      <text:p text:style-name="P8">¿Qué onda con php? Es un lenguaje intermedio entre back-end y front-end</text:p>
      <text:p text:style-name="P9"/>
      <text:p text:style-name="P9"><text:span text:style-name="T56">El papel del diseñador gráfico: </text:span>diseño, comunicación visual e interacción, experiencia de usuario</text:p>
      <text:p text:style-name="P211"/>
      <text:h text:style-name="Heading_20_1" text:outline-level="1"><text:soft-page-break/>HTML5 como una nueva forma de hacer web</text:h>
      <text:p text:style-name="P211">HTML5 es un concepto que abarca cosas.</text:p>
      <text:p text:style-name="P212"/>
      <text:p text:style-name="P212">Investigar las características de HTML5.</text:p>
      <text:p text:style-name="P209"/>
      <text:p text:style-name="P6"/>
      <text:h text:style-name="P273" text:outline-level="1">Cómo empezar</text:h>
      <text:p text:style-name="P241"/>
      <text:p text:style-name="P11">Proyecto a desarrollar Sitio donde cualquier persona pueda publicar y las personas voten y eleven o bajen del ranking.</text:p>
      <text:p text:style-name="P11"/>
      <text:p text:style-name="P11">Orden:</text:p>
      <text:p text:style-name="P11"/>
      <text:list xml:id="list1477301561590105310" text:style-name="L5">
        <text:list-item>
          <text:p text:style-name="P255">Prototipo en papel , es un simple rayón con la idea.</text:p>
        </text:list-item>
        <text:list-item>
          <text:p text:style-name="P255">Mockup en papel, los mockups deberían ser an feos como sea posible para apelar a la creatividad del diseñador.</text:p>
        </text:list-item>
        <text:list-item>
          <text:p text:style-name="P255">Maquetar el diseño con front end, lo que haré en el curso</text:p>
        </text:list-item>
        <text:list-item>
          <text:p text:style-name="P255">Crear modelos de datos en el back end para llenar y conectar con esa maqueta de diseño</text:p>
        </text:list-item>
        <text:list-item>
          <text:p text:style-name="P255">Single page applications es nueva técnica de desarrollo: </text:p>
        </text:list-item>
      </text:list>
      <text:p text:style-name="P213"/>
      <text:p text:style-name="P235">Resumen: Crear todo el diseño gráfico y código html, y después con javascript intercambiar pedazos, y con push stay de html5, se cambia la url para posicionamiento en buscadores, y desde el server se reciben y mandan datos con el formato sucesor de xml que se lama json.</text:p>
      <text:p text:style-name="P11"/>
      <text:h text:style-name="P274" text:outline-level="1">Git vs sistemas de control de versiones tradicionales (CVS)</text:h>
      <text:p text:style-name="P243"/>
      <text:p text:style-name="P243">SVN: Subversion, mercurial, TFS, CVS, GIT</text:p>
      <text:p text:style-name="P243"/>
      <text:p text:style-name="P243">Github abraza git y lo hace más usable, es basado n web y tiene apps.</text:p>
      <text:list xml:id="list214477999597643906" text:style-name="L6">
        <text:list-item>
          <text:p text:style-name="P270">Multiples versiones del mismo codigo</text:p>
        </text:list-item>
        <text:list-item>
          <text:p text:style-name="P270">Tiene una base de datos atómica del código, sólo los cambios exactos se envían.</text:p>
        </text:list-item>
        <text:list-item>
          <text:p text:style-name="P270">Maneja cambios delta</text:p>
        </text:list-item>
        <text:list-item>
          <text:p text:style-name="P270">Deben ser archivos menores a 10 megas</text:p>
        </text:list-item>
        <text:list-item>
          <text:p text:style-name="P270">Hay historial de cada archivo</text:p>
        </text:list-item>
        <text:list-item>
          <text:p text:style-name="P270">Multiples personas trabajan en el mismo archivos</text:p>
          <text:list>
            <text:list-item>
              <text:p text:style-name="P270">Se pueden rastrear cambips</text:p>
            </text:list-item>
          </text:list>
        </text:list-item>
        <text:list-item>
          <text:p text:style-name="P270">Se pueden crear ramas (branches)</text:p>
        </text:list-item>
      </text:list>
      <text:p text:style-name="P243"/>
      <text:p text:style-name="P243"><text:soft-page-break/></text:p>
      <text:list xml:id="list1034729152691086993" text:style-name="L7">
        <text:list-item>
          <text:p text:style-name="P271">Repositorio central (master), guardado en github.com</text:p>
          <text:list>
            <text:list-item>
              <text:p text:style-name="P271">Conectarse y hacer clon local</text:p>
              <text:list>
                <text:list-item>
                  <text:p text:style-name="P271">Hacemos cambios y commit (enviar los cambios)</text:p>
                </text:list-item>
                <text:list-item>
                  <text:p text:style-name="P271">Hacemos sync para que g<text:span text:style-name="T59">i</text:span>thub los tenga, <text:span text:style-name="T59">hay que aprobar los cambios desde github.</text:span></text:p>
                </text:list-item>
                <text:list-item>
                  <text:p text:style-name="P272">El merge es la fusión de una rama experimental y el master de producción</text:p>
                </text:list-item>
              </text:list>
            </text:list-item>
          </text:list>
        </text:list-item>
      </text:list>
      <text:h text:style-name="Heading_20_1" text:outline-level="1">Mockup</text:h>
      <text:p text:style-name="P242"/>
      <text:p text:style-name="P11"/>
      <text:p text:style-name="P11">Crear un mock up: Hacer un prototipo en papel y con lapiz. Es un boceto o prototipo, si creas el prototipo con detalles, limitas la capacidad del diseñador, se recomienda hacer lo más feo pero claro posible.</text:p>
      <text:p text:style-name="P11"/>
      <text:p text:style-name="P11">Se recomienda dejar que el diseñador deje toda su creatividad en el diseño, después se le aplica la usabilidad, experiencia de usuario, etc.</text:p>
      <text:p text:style-name="P11">El diseño se plasma en illustrador</text:p>
      <text:p text:style-name="P12"/>
      <text:p text:style-name="P12"/>
      <text:p text:style-name="P12"/>
      <text:p text:style-name="P12"/>
      <text:p text:style-name="P12"/>
      <text:p text:style-name="P12">Ir al proyecto</text:p>
      <text:p text:style-name="P13"/>
      <text:p text:style-name="P218">HTML </text:p>
      <text:p text:style-name="P218">el documento debe tener el idioma, el lenguaje que usaremos y el enconding,</text:p>
      <text:p text:style-name="P218">html es una estructura de arbol o graph, (grafo)</text:p>
      <text:p text:style-name="P219">Las etiquetas de un elemento se bene hacer un espacio en el cierre</text:p>
      <text:p text:style-name="P219">Se debe poner una descripción en ada página</text:p>
      <text:p text:style-name="P219">no se debe usar meta tags y meta keywords</text:p>
      <text:p text:style-name="P219">considerar las reglas de xhtml</text:p>
      <text:p text:style-name="P219">para varios idiomas separar por dominios, no por directorio</text:p>
      <text:p text:style-name="P219">Los titulos eben ser únicos</text:p>
      <text:p text:style-name="P220">A veces el diseño responde al contenido, a veces el contenido responde al diseño</text:p>
      <text:p text:style-name="P223">etiquetas deben ir en minúsculaa</text:p>
      <text:p text:style-name="P223">todas las etiquetas deben ser cerradas, aún si no hay contenidos</text:p>
      <text:p text:style-name="P223">los atributos van en minúscula y entre comillas</text:p>
      <text:p text:style-name="P223">hay que saber identar</text:p>
      <text:p text:style-name="P223"/>
      <text:p text:style-name="P224">span es para darle estilos a una parte del texto, no tiene valor semántico, solo sirve para poder aplicar estilos</text:p>
      <text:p text:style-name="P224">Las etiquetas div e in-line son parecidas, la única diferencia que tienen es que div agrupa bloques de elementos para darles un estilo y span agrupa elementos in-line como textos, también puede ser usado como una caja que sigue el flujo del texto y no se basa en cajas.</text:p>
      <text:p text:style-name="P225">Para los parrafos podemos usarlos solitos para hacer saltos de linea, pero tambien podemos forzar salto <text:soft-page-break/>de linea con br, deben estar dentro de p</text:p>
      <text:p text:style-name="P220"/>
      <text:p text:style-name="P221">para el css, se debe usar siempre clases</text:p>
      <text:p text:style-name="P221"/>
      <text:p text:style-name="P222">Un id es irrepetible, <text:span text:style-name="T60">una variable, </text:span>una clase es replicable en varios elementos <text:span text:style-name="T60">y heredable.</text:span></text:p>
      <text:p text:style-name="P13">Ya desarrollando:</text:p>
      <text:p text:style-name="P13"/>
      <text:p text:style-name="Subtitle">Segunda clase</text:p>
      <text:p text:style-name="P13"/>
      <text:p text:style-name="P226">Revistas de desarrollo web ali<text:span text:style-name="T61">st</text:span>apart y <text:span text:style-name="T61">S</text:span>mashing <text:span text:style-name="T61">M</text:span>agazine</text:p>
      <text:p text:style-name="P226"/>
      <text:p text:style-name="P230">Textos</text:p>
      <text:p text:style-name="P227">Cómo hacer que un texto se vea bién en todas las pantallas, hay que usarlas por mínimo a 16 pixeles, para fuente interactiva y textos. <text:span text:style-name="T61">Las fuentes utiliza vectores, no pixeles.</text:span></text:p>
      <text:p text:style-name="P228"/>
      <text:p text:style-name="P230"/>
      <text:p text:style-name="P230">SVG</text:p>
      <text:p text:style-name="P228">Se pueden usar svg, pero no soportan fotografías y pueden sobrecargar la <text:span text:style-name="T62">GPU</text:span></text:p>
      <text:p text:style-name="P228"/>
      <text:p text:style-name="P230">IMG's</text:p>
      <text:p text:style-name="P229">Las <text:span text:style-name="T62">imágenes</text:span> se deben exportar desde su fuente original al doble del tamaño planeado, solo que al 50% de resolución.</text:p>
      <text:p text:style-name="P14">La razón principal para usar png, es que la imagen sea menor a los 255 colores y que se necesite usar transparencia</text:p>
      <text:p text:style-name="P14">Si no es así, se puede usar jpg sin problemas</text:p>
      <text:p text:style-name="P15">Los dpi son inútiles en la web, son un valor para impresión</text:p>
      <text:p text:style-name="P15"/>
      <text:h text:style-name="Heading_20_1" text:outline-level="1">Aplicando estilos css</text:h>
      <text:p text:style-name="Text_20_body"/>
      <text:p text:style-name="P244">Para ligar archivos de estilos, hacerlo siempre <text:span text:style-name="T22">debajo de title</text:span></text:p>
      <text:p text:style-name="P230"/>
      <text:p text:style-name="P15">Nunca utilices reset.css, mejor utiliza normali<text:span text:style-name="T62">z</text:span>e. <text:span text:style-name="T62">Reset pone todo en cero, en cambio normalize estandariza los estilos.</text:span></text:p>
      <text:p text:style-name="P16"/>
      <text:p text:style-name="P231">Los quirks son detallitos de los navegarores que uno tiene que aprender para poder diseñar</text:p>
      <text:p text:style-name="P231"/>
      <text:p text:style-name="P232">Para trabajar con colores hay ue revisar cómo funcionan los colores hexadecimales</text:p>
      <text:p text:style-name="P233">NO OLVIDES REPASAR SELECTORES CSS, para entender jerarquias y herencias</text:p>
      <text:p text:style-name="P234">usar em y root em rem</text:p>
      <text:p text:style-name="P17"/>
      <text:p text:style-name="P17">El diseño web se ajustará a varias resoluciones, es bueno partir del diseño en illustrator, pero siempre saldrá distinto</text:p>
      <text:p text:style-name="P19"/>
      <text:p text:style-name="P20">Es muy importante que las cosas se diseñen en unidades em, aunque tqambién ya existen las rem</text:p>
      <text:p text:style-name="P20"/>
      <text:p text:style-name="P21"><text:soft-page-break/>Investigar sobre rems, que parece ser una unidad de medida que es mejor que em</text:p>
      <text:p text:style-name="P21"/>
      <text:p text:style-name="P33">em toma el valor de referencia mas cercano en el arbol <text:span text:style-name="T63">html</text:span></text:p>
      <text:p text:style-name="P33">rem toma el valor de referencia en la raiz del arbol <text:span text:style-name="T63">html</text:span></text:p>
      <text:p text:style-name="P33"/>
      <text:p text:style-name="P117">en margenes, fuentes y paddings, es buena practica para efectos de proporción usar pixeles o medidas fijas</text:p>
      <text:p text:style-name="P21"/>
      <text:p text:style-name="P22">La etiqueta span es para colocar formato del texto y no darle ningún valor semántico. Diseño por diseño.</text:p>
      <text:p text:style-name="P22"/>
      <text:p text:style-name="P18"><text:span text:style-name="T2">Los h1 se usan una sola vez por página, </text:span><text:span text:style-name="T3">el h1 debe ser siempre distinto en cada página, por cuestiones de posicionamiento en buscadores.</text:span></text:p>
      <text:p text:style-name="P23">Lo de la etiqueta meta, se ve en el curso de estrategia digital.</text:p>
      <text:p text:style-name="P24">Hace 12 años, las meta tags y meta keywords, se reemplazaron con contenidos de calidad.</text:p>
      <text:p text:style-name="P114">Html es una estructura de tipo arbol</text:p>
      <text:p text:style-name="P114"/>
      <text:p text:style-name="P118">Averiguar que etiquetas son cajas inline y cuales son caja block</text:p>
      <text:p text:style-name="P118">#objeto </text:p>
      <text:p text:style-name="P118">{</text:p>
      <text:p text:style-name="P118"><text:tab/>display: inline;</text:p>
      <text:p text:style-name="P118"><text:tab/>display: block;</text:p>
      <text:p text:style-name="P118"><text:tab/>display: inline-block;</text:p>
      <text:p text:style-name="P118">}</text:p>
      <text:p text:style-name="P114"/>
      <text:p text:style-name="P114"/>
      <text:p text:style-name="P116">Debes estudiar mucho de posicionamiento <text:span text:style-name="T64">y github en las clases de la 4ta generación</text:span></text:p>
      <text:p text:style-name="P119">Static</text:p>
      <text:p text:style-name="P119">relative</text:p>
      <text:p text:style-name="P119">absolute</text:p>
      <text:p text:style-name="P119"/>
      <text:p text:style-name="P119">La posición por defecto en html es siempre static</text:p>
      <text:p text:style-name="P119"/>
      <text:p text:style-name="P114"/>
      <text:p text:style-name="P115">Como hacer que los elementos estén in-line</text:p>
      <text:list xml:id="list5396307196773584006" text:style-name="L8">
        <text:list-item>
          <text:p text:style-name="P256">Técnica display, técnica float y técnica position</text:p>
        </text:list-item>
      </text:list>
      <text:p text:style-name="P24"/>
      <text:p text:style-name="P25">Diferencia de in-line blocks y bloques normales</text:p>
      <text:p text:style-name="P25"/>
      <text:p text:style-name="P25"><text:span text:style-name="T7">1 </text:span>in-line</text:p>
      <text:p text:style-name="P25"><text:span text:style-name="T7"><text:s/></text:span>con in-line no funcionan los márgenes, se compartan como si fueran texto</text:p>
      <text:p text:style-name="P25"/>
      <text:p text:style-name="P25"><text:span text:style-name="T7">2 </text:span>block</text:p>
      <text:p text:style-name="P25"/>
      <text:p text:style-name="P25"><text:span text:style-name="T7"><text:s/></text:span>Todos los elementos html son blocks en css, ocupan toda la página, y siempre va a aventar los restantes blocks hacia abajo. Los bloques no permiten tener nada frente a ellos, todo lo avientan hacia abajo.</text:p>
      <text:p text:style-name="P25"/>
      <text:p text:style-name="P25">La ventaja es que permiten márgenes y paddings</text:p>
      <text:p text:style-name="P25"/>
      <text:p text:style-name="P25"><text:soft-page-break/><text:span text:style-name="T7">3 </text:span>in-line block: Me permite mezclar cajas. Mezclar con texto u otras cajas, no ocupa todo el margen, pero me permite agregar márgenes y padding. Por defecto audio, video y canvas vienen como in-line blocks.</text:p>
      <text:p text:style-name="P25"/>
      <text:p text:style-name="P25">Las etiquetas de caja casi ninguna es in-line bloc, todas son block</text:p>
      <text:p text:style-name="P25"/>
      <text:p text:style-name="P26">Un poco sobre css3 y selectores:</text:p>
      <text:p text:style-name="P26"/>
      <text:p text:style-name="P26">Cuando el estilo de la etiqueta, se usa una sola vez, se usan ids</text:p>
      <text:p text:style-name="P26">Cuando el estilo de la etiqueta se usa varias veces, osea, si se repite, se usan clases. <text:span text:style-name="T8">Las clases se usan para instanciar</text:span></text:p>
      <text:p text:style-name="P26">Cuando la etiqueta se usa una sola vez en todo el documento, se usa el selector de etiqueta</text:p>
      <text:p text:style-name="P26"/>
      <text:p text:style-name="P26"/>
      <text:p text:style-name="P175">Reglas de codificación de css:</text:p>
      <text:p text:style-name="P27"/>
      <text:list xml:id="list3859841717530524262" text:style-name="L9">
        <text:list-item>
          <text:p text:style-name="P257">Todos los atributos deben ir en orden alfabético</text:p>
        </text:list-item>
        <text:list-item>
          <text:p text:style-name="P257">Orden de estilos:</text:p>
          <text:list>
            <text:list-header>
              <text:p text:style-name="P257">*pre-render: <text:span text:style-name="T6">Etiquetas que se usan antes de que el navegador renderé el diseño</text:span></text:p>
            </text:list-header>
            <text:list-item>
              <text:p text:style-name="P257">Etiquetas</text:p>
            </text:list-item>
            <text:list-item>
              <text:p text:style-name="P257">ID's</text:p>
            </text:list-item>
            <text:list-item>
              <text:p text:style-name="P257">Clases</text:p>
            </text:list-item>
          </text:list>
        </text:list-item>
        <text:list-item>
          <text:p text:style-name="P257">Orden <text:s/>alfabético todos los estilos</text:p>
        </text:list-item>
        <text:list-item>
          <text:p text:style-name="P257">Identar y hacer código lindo</text:p>
        </text:list-item>
      </text:list>
      <text:p text:style-name="P122">el css se declara en orden: etiquetas, ids, clases, entre ellos, cuando son de un tipo, hay que usar orden alfebetico. De manera que muestre las rutas</text:p>
      <text:p text:style-name="P123">investigar sobre overflow</text:p>
      <text:p text:style-name="P32">Según fredy es mas legible un texto gris oscuro que un negro </text:p>
      <text:p text:style-name="P32"/>
      <text:p text:style-name="P33">rem significa: root em</text:p>
      <text:p text:style-name="P33"/>
      <text:p text:style-name="P34">para títulos buscar extensiones de 70 caracteres</text:p>
      <text:p text:style-name="P34"/>
      <text:p text:style-name="P35">Underline es los links son un elemento de usabilidad, los links tienen que verse como links cuando no es obvio que son clickeable.</text:p>
      <text:p text:style-name="P35"/>
      <text:p text:style-name="P120">Investigar qué son los pseudo elementos e css</text:p>
      <text:p text:style-name="P35"/>
      <text:p text:style-name="P27"/>
      <text:p text:style-name="P37">Para diseño en bloques 2 cosas importantes:</text:p>
      <text:p text:style-name="P37"/>
      <text:p text:style-name="P39">Cuando yo tengo un elemento que está alineado a la izquerda y cuyos elementos de la derecha no están al mismo nivel, ni es una buena idea usar in-lineblock.</text:p>
      <text:p text:style-name="P39"/>
      <text:p text:style-name="P121">Investigar que es el shadow document object model</text:p>
      <text:p text:style-name="P39"/>
      <text:p text:style-name="P37">Es una BUENA PŔACTICA usar in-line blocks except cuando los diseños son más complejos.</text:p>
      <text:p text:style-name="P37">Si los bloques son del mismo tamaño y simplemente se quiere distribuirlos horizontalmente, es buena idea usar in-line blocks</text:p>
      <text:p text:style-name="P37"><text:soft-page-break/></text:p>
      <text:p text:style-name="P37">Si el diseño hace que un elemento siempre deba estar pegado hacia la izquierda, entonces mejor se le da float</text:p>
      <text:p text:style-name="P38">Estudiar más estos puntos <text:span text:style-name="T9">del diseño por bloques</text:span></text:p>
      <text:p text:style-name="P38"/>
      <text:p text:style-name="P38"/>
      <text:p text:style-name="P38"/>
      <text:p text:style-name="P124">Icon fonts o fuentes de íconos</text:p>
      <text:p text:style-name="P124"/>
      <text:p text:style-name="P125">Para linkear fuentes desde google, va a arrojar una hoja de estilos en cascada, esa se debe de ligar antes de todos los estilos, antes de normalize y estilos.css</text:p>
      <text:p text:style-name="P36"/>
      <text:p text:style-name="P40"><text:span text:style-name="T9">L</text:span>a fuente es Arial</text:p>
      <text:p text:style-name="P40"/>
      <text:p text:style-name="P40">Hay varias formas de usar fuentes:</text:p>
      <text:p text:style-name="P40"/>
      <text:p text:style-name="P40">Las de tipo ttf true type font</text:p>
      <text:p text:style-name="P40">Las de tipo <text:span text:style-name="T10">o</text:span>tf open type font</text:p>
      <text:p text:style-name="P40"/>
      <text:p text:style-name="P41">Las tipografías que debemos usar para web son:</text:p>
      <text:p text:style-name="P41"/>
      <text:p text:style-name="P41">EOT -<text:span text:style-name="T11">Internet explorer 6, 7 y 8</text:span></text:p>
      <text:p text:style-name="P41">SVG – <text:span text:style-name="T11">scalable vector graphics, safari movile</text:span></text:p>
      <text:p text:style-name="P41">TTF – <text:span text:style-name="T11">true type font, chrome, android</text:span></text:p>
      <text:p text:style-name="P41">WOFF - <text:s/><text:span text:style-name="T11">web open file format, es la mas importante, ultima versión de safari chrome, firefox y explorer.</text:span></text:p>
      <text:p text:style-name="P41"/>
      <text:p text:style-name="P42">Se recomienda FONT squirrel, compila fuentes gratuitas para usar en la web</text:p>
      <text:p text:style-name="P42">google fonts</text:p>
      <text:p text:style-name="P42"/>
      <text:p text:style-name="P42">Solo se usar fuentes con licencia para la web, porque están protegidas por l industria editorial, al usarse en impresiones</text:p>
      <text:p text:style-name="P42"/>
      <text:p text:style-name="P44">Se puede usar google, tiene fuentes libres y totalmente compatibles on web</text:p>
      <text:p text:style-name="P44"/>
      <text:p text:style-name="P44">Google te da el formato de fuente según el navegador, es una buerna idea porque se asegura de inetegrar tu fuente independientemente del navegador</text:p>
      <text:p text:style-name="P44"/>
      <text:p text:style-name="P45">User agent switcher for chrome, es para firefox y chrome, finge ser el navegador que quieras. MUY RECOMENDABLE.</text:p>
      <text:p text:style-name="P45"/>
      <text:p text:style-name="P45"/>
      <text:p text:style-name="P45"/>
      <text:p text:style-name="Subtitle"><text:soft-page-break/></text:p>
      <text:p text:style-name="Subtitle"/>
      <text:p text:style-name="Subtitle">Tercera clase</text:p>
      <text:p text:style-name="P46"/>
      <text:p text:style-name="P46"/>
      <text:p text:style-name="P46">Github es un repositorio de control de versiones</text:p>
      <text:p text:style-name="P46"/>
      <text:p text:style-name="P47">Sistema de control de versiones</text:p>
      <text:p text:style-name="P47"/>
      <text:p text:style-name="P47">Antes: se usaba la tecnología FTP</text:p>
      <text:p text:style-name="P47"/>
      <text:p text:style-name="P47">FTP -----&gt; public_html –-------&gt; <text:a xlink:type="simple" xlink:href="http://www.fuckencio.com/">www.fuckencio.com</text:a></text:p>
      <text:p text:style-name="P47"/>
      <text:p text:style-name="P47">Desvantajas de trabajar con FTP:</text:p>
      <text:p text:style-name="P47"/>
      <text:p text:style-name="P47">No pueden mas de 1 una persona trabajar sobre el mismo proyecto o archivo, o retomar una versión anterior. /proyecto-2013-2-01-11-13 NOOOOOO</text:p>
      <text:p text:style-name="P47"/>
      <text:p text:style-name="P47">Se recomienda usar sistemas de control de versiones:</text:p>
      <text:p text:style-name="P49">Los mas famosos:</text:p>
      <text:p text:style-name="P49"/>
      <text:p text:style-name="P47">SVN (Subversion)</text:p>
      <text:p text:style-name="P47">GIT</text:p>
      <text:p text:style-name="P48"/>
      <text:p text:style-name="P49">Esto sistemas trabajan bajo el concepto de repositorios de código: base de datos con el código y los cambios que se han realizado sobre el mismo, de manera que puedo regresar a una versión anterior, quién hizo un cambio y que pueda trabajar en el mismo archivo con otras personas.</text:p>
      <text:p text:style-name="P49"/>
      <text:p text:style-name="P50">Github.com es un sistema de control de versiones basado en web, utiliza git, </text:p>
      <text:p text:style-name="P50"/>
      <text:p text:style-name="P50">La gran ventaja es que está basado en la web</text:p>
      <text:p text:style-name="P47"/>
      <text:p text:style-name="P50">Los repositorios de código pueden:</text:p>
      <text:p text:style-name="P50"/>
      <text:p text:style-name="P50">1. Manejar múltiples versiones del mismo código</text:p>
      <text:p text:style-name="P50">2. Hacer cambios en delta: sólo guarda los bytes nuevos que se generen en los cambios</text:p>
      <text:p text:style-name="P50">3. Múltiples personas pueden modificar al tiempo el archivo</text:p>
      <text:p text:style-name="P50">4. Es fácil identificar quién hace cambios en las versiones</text:p>
      <text:p text:style-name="P50">5. Manejar ramas o branches</text:p>
      <text:p text:style-name="P50"><text:tab/>*master (github.com) <text:span text:style-name="T12">REPO principal</text:span></text:p>
      <text:p text:style-name="P50"><text:tab/>*<text:span text:style-name="T12">master</text:span> (fuckencio.com) <text:span text:style-name="T12">Rep local</text:span></text:p>
      <text:p text:style-name="P52"><text:tab/>*master (local) Repo Local</text:p>
      <text:p text:style-name="P50"/>
      <text:p text:style-name="P51">Estudiar esto a fondo, ya que el tema de los branches es dificil</text:p>
      <text:p text:style-name="P51"/>
      <text:p text:style-name="P51"><text:soft-page-break/></text:p>
      <text:p text:style-name="P51">Cómo funciona github</text:p>
      <text:p text:style-name="P51"/>
      <text:p text:style-name="P51">Github.com (repositorio)</text:p>
      <text:p text:style-name="P51">Clonar el repo en el servidor local o público</text:p>
      <text:p text:style-name="P51">Hacer commit, que es enviar los cambios al servidor local</text:p>
      <text:p text:style-name="P51">Hacer sync para actualizar el repositorio en github</text:p>
      <text:p text:style-name="P51">Volver a clonar el repo en local</text:p>
      <text:p text:style-name="P51"/>
      <text:p text:style-name="P53">Evaluar clientes gráficos de git, para saber cuál utilizar</text:p>
      <text:p text:style-name="P53"/>
      <text:p text:style-name="P53"/>
      <text:p text:style-name="P53">–----------------------------------- o –----------------------------</text:p>
      <text:p text:style-name="P53"/>
      <text:p text:style-name="P53"/>
      <text:p text:style-name="P53">Posición e la web,</text:p>
      <text:p text:style-name="P53"/>
      <text:p text:style-name="P54">Por defecto, los position de todos los objetos de caja son estáticos</text:p>
      <text:p text:style-name="P54">Static</text:p>
      <text:p text:style-name="P54">fixed</text:p>
      <text:p text:style-name="P54">inherit</text:p>
      <text:p text:style-name="P54">relative</text:p>
      <text:p text:style-name="P54">absolute</text:p>
      <text:p text:style-name="P54"/>
      <text:p text:style-name="P55">Los atributos de position se pueden aplicar a divs, sections, articles, etc.</text:p>
      <text:p text:style-name="P56">z-index, posision en la tercera dimensión</text:p>
      <text:p text:style-name="P54"/>
      <text:p text:style-name="P54"/>
      <text:p text:style-name="P57">Iconografía de fuentes <text:span text:style-name="T13">(icon fonts)</text:span>: iconos vectoriales através de tipografías:</text:p>
      <text:p text:style-name="P57"/>
      <text:p text:style-name="P58">Fuentes de tipo ícono, o íconos que son de tipografía</text:p>
      <text:p text:style-name="P58"/>
      <text:p text:style-name="P59">Las tipografías son vectores: los hackers crearon la técnica de icon fonts, insertaron vectores en vez de letras, esa técnica permitía usar letras como íconos, ya no te descargabas un archivo o banco de íconos, simplemente descargabas una tipografía y trabajabas los íconos de manera vectorial, escalable y faciles de usar.</text:p>
      <text:p text:style-name="P59"/>
      <text:p text:style-name="P59">Existe icomoon.io/app, <text:span text:style-name="T14">que es una librería de íconos gigante, que permite seleccionar los íconos deseados y descargarlos como un paquete de tipografía, en los diversos formatos de tipografía en la web, woff, ttf, eot y svg</text:span></text:p>
      <text:p text:style-name="P59"/>
      <text:p text:style-name="P60"><text:span text:style-name="T14">L</text:span>os códigos de las fuentes están determinados en bytes</text:p>
      <text:p text:style-name="P61">Cómo insertar iconos de fuente???</text:p>
      <text:p text:style-name="P126">para insertar fuentes en local hay que usar font face, puedes usar google webfonts o font squirrel, te dan el código css necesario para importar localmente la tipografía (ver proyecto)</text:p>
      <text:p text:style-name="P61"/>
      <text:p text:style-name="P61">Primero ir a iconmoon.io/app</text:p>
      <text:p text:style-name="P62">generar tu paquete de íconos</text:p>
      <text:p text:style-name="P62">descargar y e importar la fuente con los archivos de tipografía con la etiqueta @font-face, haciendo pre <text:soft-page-break/>render.</text:p>
      <text:p text:style-name="P178"/>
      <text:p text:style-name="P179">Estudiar mucho sobre icon fonts..</text:p>
      <text:p text:style-name="P181">Debes estudiar muchísimo sobre css3</text:p>
      <text:p text:style-name="P181"/>
      <text:p text:style-name="P181"/>
      <text:p text:style-name="P180">Para añadir icon fonts, se necesita etender sobre la clases en css, porque puedes darle 2 clases a un mismo objeto html, solo debes separarlo por un espacio</text:p>
      <text:p text:style-name="P127"/>
      <text:p text:style-name="P62">Nota importante de css: Existe un atributo en el mundo de css llamado “content”, que permite agregar desde css texto a los objetos, por ejemplo, a las cajas article, div, etc, con este atributo le puede colocar texto. Con el content remplaza lo que hay en esa parte del documento, <text:s/>se puede remplazar o también agregar contenido.</text:p>
      <text:p text:style-name="P62"/>
      <text:p text:style-name="P62">Para agregar texto con css, hay que usar las pseudoclases before y after, las pseudoclases se ponen con dos puntos ejemplo: a:hover, donde hover es la pseudoclase del selector a.</text:p>
      <text:p text:style-name="P62"/>
      <text:p text:style-name="P63">.<text:span text:style-name="T15">clase: pseudoclase</text:span></text:p>
      <text:p text:style-name="P67">.item: hover</text:p>
      <text:p text:style-name="P62"/>
      <text:p text:style-name="P62">CSS: <text:span text:style-name="T16">lo que coloque como before va a ocurrir antes del contenido del objeto</text:span></text:p>
      <text:p text:style-name="P64">lo que coloque como after va a ocurrir después del contenido del documento</text:p>
      <text:p text:style-name="P64"/>
      <text:p text:style-name="P65">Todo lo que se coloque con content no es ssleccionable</text:p>
      <text:p text:style-name="P65"/>
      <text:p text:style-name="P65"/>
      <text:p text:style-name="P31"/>
      <text:h text:style-name="Heading_20_1" text:outline-level="1">Algo sobre responsive design, <text:span text:style-name="T18">cómo diseñar de manera responsive</text:span></text:h>
      <text:p text:style-name="P66"/>
      <text:p text:style-name="P128">Las dos cosas para trabajar con responsive design es:</text:p>
      <text:list xml:id="list2842411864152917424" text:style-name="L10">
        <text:list-item>
          <text:p text:style-name="P258">Aprender viewport</text:p>
        </text:list-item>
      </text:list>
      <text:p text:style-name="P129">Viewport es una etiqueta de metadatos controlada por html5, es el espacio delimitado por la ventana el navegador, (meta viewport), se debe agregar junto con meta escription, meta chartset,etc.</text:p>
      <text:p text:style-name="P130">Investigar cómo se trabaja con viewport buscar en la fundación mozilla.</text:p>
      <text:p text:style-name="P131">Hay que investigar mucho sobre el viewport, es una técnica. <text:span text:style-name="T65">Viene en el archivo del proyecto.</text:span></text:p>
      <text:list xml:id="list212448746179482" text:continue-numbering="true" text:style-name="L10">
        <text:list-item>
          <text:p text:style-name="P258">Trabajar con media queries</text:p>
          <text:p text:style-name="P259">Los media querys son preguntas que le hacemos al navegador para que nos diga cual es el estado del medio, podemos principalmente preguntarle por el tamaño de la pantalla, de manera que si la condición se cumple podamos aplicar un conjunto de estilos que renderen la web para esa resolución actual. <text:span text:style-name="T66">E</text:span></text:p>
        </text:list-item>
        <text:list-item>
          <text:p text:style-name="P260">Es una buena práctica escribir los media querys al final de la hoja de estilos css, <text:span text:style-name="T67">es necesario investigar sobre la sintaxis de los media queries</text:span></text:p>
        </text:list-item>
        <text:list-item>
          <text:p text:style-name="P261">Con los media queries se hace una ondicional sobre el tamaño de la pantalla.</text:p>
        </text:list-item>
        <text:list-item>
          <text:p text:style-name="P261">Para hacer dos columnas se puede hacer con float left o right, o display inline-blocks</text:p>
        </text:list-item>
      </text:list>
      <text:p text:style-name="P132"><text:soft-page-break/>Se puede insertar un video: <text:span text:style-name="T68">se hace con un aside, y se oculta con display, después se le indica al media querie que i el navegador ha llegado a un tamaño mínimo de 1000px, el video aparezca, ya dentro de los estilos el media querie, podemos estilar y posicionar el elemento video creado.</text:span></text:p>
      <text:p text:style-name="P134">Para entender video en html5, es necesario ver video como un tema muy aparte.</text:p>
      <text:p text:style-name="P132"/>
      <text:p text:style-name="P132">Se pueden añadir animaciones. <text:span text:style-name="T69">Falta hacerlo en la clase 3 de la 4ta gen</text:span></text:p>
      <text:p text:style-name="P66"/>
      <text:p text:style-name="P66"/>
      <text:p text:style-name="P66"/>
      <text:p text:style-name="P66"/>
      <text:p text:style-name="P66"/>
      <text:p text:style-name="P66">Hay muchas técnicas de responsive design,</text:p>
      <text:p text:style-name="P66"/>
      <text:p text:style-name="P133">aside no tiene la relevacia semántica de los elementos html5 semánticos como header, footer, nav, section, etc</text:p>
      <text:p text:style-name="P66"/>
      <text:p text:style-name="P66">1 Empezar por un diseño grandote, grande, es decir de escritorio y despues indicarle al código qué hacer cuando el diseño esté en laptops, tablets y luego en móviles <text:span text:style-name="T17">(NO RECOMENDABLE)</text:span></text:p>
      <text:p text:style-name="P66"/>
      <text:p text:style-name="P66">2 <text:span text:style-name="T17">M</text:span>ovile first <text:span text:style-name="T17">(Osea al reves)</text:span>, que significa hacer el diseño para móviles primero, <text:span text:style-name="T17">y luego haga responsive design, cuando mi diseño llegue a un límite de ancho, se cambia y ajusta.</text:span></text:p>
      <text:p text:style-name="P68"/>
      <text:p text:style-name="P68"><text:span text:style-name="T17">P</text:span>ara hacer responsive es necesario tener los wireframes definidos según los tamaños a considerar-</text:p>
      <text:p text:style-name="P69"/>
      <text:p text:style-name="P69">Algunos tamaños a considerar:</text:p>
      <text:p text:style-name="P69"><text:s/></text:p>
      <text:p text:style-name="P69"/>
      <text:p text:style-name="P69">Movil: la app o página tiene menos de 768 px de ancho, se le podría considerar para móviles</text:p>
      <text:p text:style-name="P70">Tablet/<text:span text:style-name="T19">laptop</text:span>: Entre 768 y 1200 se le considera para tablets <text:span text:style-name="T19">y laptop</text:span>.</text:p>
      <text:p text:style-name="P70"><text:span text:style-name="T19">D</text:span>esktop: mas de 1200 ya se puede considerar para laptop y desktop, no se recomienda en sitios de contenidos que el ancho sea mayor a los 1200 px.</text:p>
      <text:p text:style-name="P72">Para la página de la unadm debería de ser de 1200px;</text:p>
      <text:p text:style-name="P69"/>
      <text:p text:style-name="P69"/>
      <text:p text:style-name="P46"/>
      <text:p text:style-name="P43"/>
      <text:p text:style-name="P42"/>
      <text:p text:style-name="P42"/>
      <text:p text:style-name="P38"/>
      <text:p text:style-name="P73"/>
      <text:p text:style-name="P240">CLASE 4 – Introducción a java script, ajax y eventos (David Avellaneda)</text:p>
      <text:p text:style-name="P73"/>
      <text:p text:style-name="P137">Comenzamos a trabajar con un ejemplo para la 4ta generación</text:p>
      <text:p text:style-name="P236"/>
      <text:p text:style-name="P135">Es muy importante saber hacer formularios web avanzados</text:p>
      <text:p text:style-name="P136">Investigar conceptos como el placeholder, validación de formularios con html5</text:p>
      <text:p text:style-name="P137">ivnestigar todos los parámetros de un form, placeholder, required, enctype, method, action, type, etc.</text:p>
      <text:p text:style-name="P137">HTML5 replanteó como se trabajaba con formularios</text:p>
      <text:p text:style-name="P137">Se pueden ya obtener muchos formatos, inputs para todo, fechas, teléfonos, curl, correo,colores, y cada uno de ellos tiene sus mecanismos de validación, se pueden aumentar en unidades arriba y abajo, hay selectores de rango, busquedas, muchos de ellos para movil.</text:p>
      <text:p text:style-name="P136">capturar eventos del formulario</text:p>
      <text:p text:style-name="P136"/>
      <text:p text:style-name="P136"/>
      <text:p text:style-name="P136">Partes básicas del formulario: (revisar en la imagen de ejemplo)</text:p>
      <text:p text:style-name="P136">El metodo post de los formularios envía la info dentro del request al servidor, si es get, se envían en la url como parametros</text:p>
      <text:p text:style-name="P136"/>
      <text:p text:style-name="P138">Introducción a la programación en javascript</text:p>
      <text:p text:style-name="P138">Algunos valores estáticos en javascript, conviene hacerlos variables para que puedan ser modificados y afecten de manera global al programación.</text:p>
      <text:p text:style-name="P138">Las variables pueden contener diferentes tipos de datos (type), pero js no es un lenguaje tipado</text:p>
      <text:p text:style-name="P138"/>
      <text:p text:style-name="P138">Textos (en comillas dibles o simples)</text:p>
      <text:p text:style-name="P138"/>
      <text:p text:style-name="P138">Objetos {}</text:p>
      <text:p text:style-name="P140">Los objetos son conjuntos de pares nombre-valor, que no son ordenados, “son un conjunto e cosas con identificadores”. El orden no es algo facil, hay que recorrer cada índice del objeto.</text:p>
      <text:p text:style-name="P141"/>
      <text:p text:style-name="P141">Los objetos se pueden dimensionar con el loop for in.</text:p>
      <text:p text:style-name="P141"/>
      <text:p text:style-name="P143">El prototypo es de objetos. <text:s/>Investigar sobre hasownproperty</text:p>
      <text:p text:style-name="P139"/>
      <text:p text:style-name="P138">Booleans (true y false)</text:p>
      <text:p text:style-name="P138"/>
      <text:p text:style-name="P138">arrays [0,1,2,3] </text:p>
      <text:p text:style-name="P138">Los arreglos son una lista de cosas, que se considera ordenada. Los arreglos son muy flexibles, pueden contener cualquier type. Es muy importante comentar que los arreglos comienzan su indice en 0. Para saber sobre cuantos valores hay que iterar sobre el arreglo, podemos usar la propiedad del array length</text:p>
      <text:p text:style-name="P140"/>
      <text:p text:style-name="P142">El undefined es un valor indefinido</text:p>
      <text:p text:style-name="P142">El null es un objeto vacio</text:p>
      <text:p text:style-name="P142"/>
      <text:p text:style-name="P144">Funciones divide y vencerás (vuelve todo funciones) drae(don't repeat yourself)</text:p>
      <text:p text:style-name="P144"/>
      <text:p text:style-name="P144">Subalgoritmo, que representa una parte del algoritmo principal</text:p>
      <text:p text:style-name="P144"/>
      <text:p text:style-name="P144"><text:soft-page-break/>Puedo reutilizar código.</text:p>
      <text:p text:style-name="P144"/>
      <text:p text:style-name="P145">Hay que ahorrar todo el código posible</text:p>
      <text:p text:style-name="P145">Se recomienda poner nombres a las funciones, si lo que se quiere s interactuar con ella.</text:p>
      <text:p text:style-name="P145">El return rompe la ejecución e la función y devuelve el valor que se indique, que suele ser el resultado último de la función. Se pueden hacer varios return <text:span text:style-name="T70">o lo usual que es tener un return.</text:span></text:p>
      <text:p text:style-name="P145"/>
      <text:p text:style-name="P146">Las funciones son muy importantes, son objetos primarios, javascript, es un lenguaje funcional.</text:p>
      <text:p text:style-name="P146"/>
      <text:p text:style-name="P147">Ivestigar lo que pasa al pasar funciones como parametro de funciones y al retornar funciones como valor de funciones, considerar el sig ejemplo:</text:p>
      <text:p text:style-name="P147"/>
      <text:p text:style-name="P190">a(function(texto){return texto;})("Que pedo") <text:s/></text:p>
      <text:p text:style-name="P190"/>
      <text:p text:style-name="P190"><text:span text:style-name="T72">a(function(){console.log("Inception")})() </text:span>// <text:span text:style-name="T71">Parece que esto ejecuta la función pasada como parametro, es decir, retorna la función y luego la ejecuta</text:span></text:p>
      <text:p text:style-name="P189"/>
      <text:p text:style-name="P189"/>
      <text:p text:style-name="P146">Es muy natural pasar funciones como argumento de funciones, jquery</text:p>
      <text:p text:style-name="P146"/>
      <text:p text:style-name="P146">Investigar cómo hacer para retornar funciones de una función</text:p>
      <text:p text:style-name="P146"/>
      <text:p text:style-name="P148">Un poco sobre scope</text:p>
      <text:p text:style-name="P148"/>
      <text:p text:style-name="P149">Scope es el alcance de las variables, es decir si tomamos una muñeca matrioska</text:p>
      <text:p text:style-name="P149">cuando trabajemos en un scope local, hay que definir as variables al prnicipio con var, porque eso la hace local, si no se usa var podr[ia modificar la global</text:p>
      <text:p text:style-name="P149"/>
      <text:p text:style-name="P149">Hacer muchos ejercicios de scope</text:p>
      <text:p text:style-name="P149"/>
      <text:p text:style-name="P150">Los scripts hay que ponerlos al final, antes del cierre del body.</text:p>
      <text:p text:style-name="P148"/>
      <text:p text:style-name="P148"/>
      <text:p text:style-name="P146"/>
      <text:p text:style-name="P142"/>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0"><text:soft-page-break/>console.log es para preguntarle directamente a js que está pensando</text:p>
      <text:p text:style-name="P81">hay tipos de datos, tiene uno que se llama undefined que es algo asícomo: desonocido</text:p>
      <text:p text:style-name="P81">todos los tipos de datos son objetos y tiene propiedades, investigar más sobre ello</text:p>
      <text:p text:style-name="P96">La concatenación de strings es con + ejemplo: “Hola “ + “a todos”</text:p>
      <text:p text:style-name="P97">El punto en js significa otra cosa, es algo así como realizar siobre este objeto tal o cual cosa</text:p>
      <text:p text:style-name="P97"/>
      <text:p text:style-name="P98">Puedes usar linter para checar tu sintaxis</text:p>
      <text:p text:style-name="P98"/>
      <text:p text:style-name="P99">Formas básicas de manipular las cadenas</text:p>
      <text:p text:style-name="P99"/>
      <text:p text:style-name="Text_20_body"><text:span text:style-name="T32">codigo del substring </text:span>"alguna palabra"<text:span text:style-name="T29">.substring(</text:span>x<text:span text:style-name="T29">, </text:span>y<text:span text:style-name="T29">)</text:span></text:p>
      <text:p text:style-name="Text_20_body"/>
      <text:p text:style-name="Text_20_body">el comando return: <text:span text:style-name="T36">es el valor que retorna al programador resultado de una función y podemos usar ese resultado en otro código</text:span></text:p>
      <text:p text:style-name="P103">4 formas de usar return</text:p>
      <text:p text:style-name="P186"/>
      <text:p text:style-name="P103"><text:span text:style-name="T30">a. retorna el valor de una variable si la variable ha sido declarada dentro de la función</text:span><text:line-break/></text:p>
      <text:p text:style-name="P103"><text:span text:style-name="T30">b. retorna el parámetro</text:span><text:line-break/></text:p>
      <text:p text:style-name="P186">c. si el parámetro es un número, haz una operación matemática con ese parámetro y podrás retornar el valor</text:p>
      <text:p text:style-name="P186"/>
      <text:p text:style-name="P186">d. si el parámetro es un string, usa comandos como .length or .substring() y podrás retornar el valor</text:p>
      <text:p text:style-name="P186"/>
      <text:p text:style-name="P186">Ya sabemos manejar un parámetro dentro de una función,</text:p>
      <text:p text:style-name="P186"/>
      <text:p text:style-name="P103"><text:span text:style-name="T30">Ahora aprenderemos a hacer funciones con 2 parámetros </text:span><text:span text:style-name="T31">y espero que resulte algo mas inetersante</text:span></text:p>
      <text:p text:style-name="P186"/>
      <text:p text:style-name="P186"/>
      <text:p text:style-name="P187">En el tema de las funciones es importante pensar en lo que se conoce como ámbito ( scope)</text:p>
      <text:p text:style-name="P188">El ámbito puede ser local o global:</text:p>
      <text:p text:style-name="P188">las variables declaradas fuera de las funciones, son accesibles en cualquier parte del código y son globales y su ámbito (scope) es global</text:p>
      <text:p text:style-name="P186"/>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Google chrome es una buena herramienta para hacer debug</text:p>
      <text:p text:style-name="P73">se recomienda sublime text</text:p>
      <text:p text:style-name="P73">Hay un github.com/davsket/mejorando.la</text:p>
      <text:p text:style-name="P73">davsket.me</text:p>
      <text:p text:style-name="P73"/>
      <text:p text:style-name="P73">Conceptos básicos de Java script</text:p>
      <text:p text:style-name="P73"/>
      <text:p text:style-name="P73">Variable: Una variable es un nombre simbólico o un identificador que puede contener un tipo de información/valor. Como en algebra.</text:p>
      <text:p text:style-name="P73">Se declara como: <text:s/>var a = 20 (Nombre = valor)</text:p>
      <text:p text:style-name="P73"/>
      <text:p text:style-name="P73"/>
      <text:p text:style-name="P73">Es una muy malña práctica definir variables sin poner el nombre: ejemplo c = valor. SE tiene que hacer con el comendo var, var = valor</text:p>
      <text:p text:style-name="P73"/>
      <text:p text:style-name="P74">Tipos de datos que maneja java script: <text:span text:style-name="T21">(datos escalares y compuestos)</text:span></text:p>
      <text:p text:style-name="P74"/>
      <text:p text:style-name="P74">var a = 20; <text:s text:c="11"/>Números enteros</text:p>
      <text:p text:style-name="P74">var b = <text:span text:style-name="T20">'Hola'; <text:s text:c="6"/></text:span>Cadena de texto</text:p>
      <text:p text:style-name="P74">var c = <text:span text:style-name="T20">true; <text:s text:c="9"/></text:span>Boleano</text:p>
      <text:p text:style-name="P74">var d = <text:span text:style-name="T20">[1,2,3] <text:s text:c="5"/></text:span>Arreglo</text:p>
      <text:p text:style-name="P74">var e = <text:span text:style-name="T20">{}; <text:s text:c="11"/></text:span>Objeto</text:p>
      <text:p text:style-name="P75"/>
      <text:p text:style-name="P75"/>
      <text:p text:style-name="P76"><text:span text:style-name="T23">1. </text:span><text:span text:style-name="T22">Arreglos:</text:span> Son una lista secuencial de valores, se compone por un índice.</text:p>
      <text:p text:style-name="P76"/>
      <text:p text:style-name="P76">Var a = [20,3,8]</text:p>
      <text:p text:style-name="P76"><text:s text:c="14"/><text:span text:style-name="T24"><text:s/>0 <text:s/>1 2</text:span></text:p>
      <text:p text:style-name="P183"/>
      <text:p text:style-name="P182">Para referenciar valores del arreglo:</text:p>
      <text:p text:style-name="P77"/>
      <text:p text:style-name="P77">Var a = [20,3,8]</text:p>
      <text:p text:style-name="P184"><text:s text:c="15"/></text:p>
      <text:p text:style-name="P185">a [0] // 20</text:p>
      <text:p text:style-name="P185">a [2] // 8</text:p>
      <text:p text:style-name="P185">a [3] // undefined</text:p>
      <text:p text:style-name="P74"/>
      <text:p text:style-name="P28">2. Objetos: <text:span text:style-name="T26">var</text:span></text:p>
      <text:p text:style-name="P82"/>
      <text:p text:style-name="P82"/>
      <text:p text:style-name="P29"><text:span text:style-name="T26">S</text:span><text:span text:style-name="T25">e recomienda mucho trabajar en funciones para poder reutiliozar el código y no repetirse a sí mismo</text:span></text:p>
      <text:p text:style-name="P83">+</text:p>
      <text:p text:style-name="P83"/>
      <text:p text:style-name="P83"/>
      <text:p text:style-name="P83"/>
      <text:p text:style-name="P83"/>
      <text:p text:style-name="P83"/>
      <text:p text:style-name="P83"><text:soft-page-break/>Las funciones se escriben en el siguiente formato:</text:p>
      <text:p text:style-name="P83"/>
      <text:p text:style-name="P83"/>
      <text:p text:style-name="P83">Pseudocódigo:</text:p>
      <text:p text:style-name="P83"/>
      <text:p text:style-name="P83">max a,b:</text:p>
      <text:p text:style-name="P83">si a&gt;b: </text:p>
      <text:p text:style-name="P83">:a</text:p>
      <text:p text:style-name="P83">si no:</text:p>
      <text:p text:style-name="P83">:b</text:p>
      <text:p text:style-name="P83"/>
      <text:p text:style-name="P83">Script:</text:p>
      <text:p text:style-name="P83"/>
      <text:p text:style-name="P83">function max (a,b) <text:s/>{</text:p>
      <text:p text:style-name="P83">if (a&gt;b) {</text:p>
      <text:p text:style-name="P85">return a</text:p>
      <text:p text:style-name="P84"><text:s text:c="5"/>}</text:p>
      <text:p text:style-name="P86">return b</text:p>
      <text:p text:style-name="P84">} </text:p>
      <text:p text:style-name="P95">}</text:p>
      <text:p text:style-name="P83"/>
      <text:p text:style-name="P83">donde: max es el nombre de la función, lo que está entre paréntesis son los parámetros, lo que está en las llaves son el cuerpo de la función, que determina el mayor de los dos números.</text:p>
      <text:p text:style-name="P83"/>
      <text:p text:style-name="P83"/>
      <text:p text:style-name="P87">Java script es un lenguaje debilmente tipado</text:p>
      <text:p text:style-name="P88">No es tipado</text:p>
      <text:p text:style-name="P88">Es interpretado, no es compilado</text:p>
      <text:p text:style-name="P88">Es orientado a prototipos</text:p>
      <text:p text:style-name="P88"/>
      <text:p text:style-name="P88">Prototype, todos los objetos heredan una funcionalidad</text:p>
      <text:p text:style-name="P88"/>
      <text:p text:style-name="P88">es una cadena de funcionalidades</text:p>
      <text:p text:style-name="P88">es first class objetivo</text:p>
      <text:p text:style-name="P78"><text:span text:style-name="T25">Las funciones pueden ser pasadas como parámetros de otra función, </text:span><text:span text:style-name="T27">eso es muy importante para jquery, pasa todo el tiempo. </text:span><text:span text:style-name="T28">La forma mas facil de ejemplificarlo es escuchar eventos.</text:span></text:p>
      <text:p text:style-name="P89"/>
      <text:p text:style-name="P79"><text:span text:style-name="T28">F</text:span><text:span text:style-name="T25">unction (evento, funcion, )</text:span></text:p>
      <text:p text:style-name="P88"/>
      <text:p text:style-name="P90">Hay diferentes patrones de cllbacks</text:p>
      <text:p text:style-name="P90">Patrón observador, es uno de los mas usados en javascript</text:p>
      <text:p text:style-name="P90"/>
      <text:p text:style-name="P90">Event driven development: aka desarrollo basado en eventos</text:p>
      <text:p text:style-name="P91">NO tiene clases, no propiedades privadas</text:p>
      <text:p text:style-name="P91"/>
      <text:p text:style-name="P91"/>
      <text:p text:style-name="P92">Closure SCOPE: es el alcance que tiene una variable dentro de una función</text:p>
      <text:p text:style-name="P92">Se asemeja a las matrioska dolls, las variables de una función de mas arriba no puede acceder a las variables de las funciones que están mas adentro, en cambio las funciones mas adentro, mas locales, <text:soft-page-break/>van a poder llamar a las variables de las funciones que las encierrar, se parece mucho a lo de los contextos de moodle.</text:p>
      <text:p text:style-name="P93">Revisar esto en php, todas las variables que se definan dentro de una función, solo podrán ser usadas en esa función ty dentro de variables hijas, y no podrá usar las variables dentro de funciones hujas, solo als hijas pueden heredar</text:p>
      <text:p text:style-name="P93">es una medida de seguridad</text:p>
      <text:p text:style-name="P93"/>
      <text:p text:style-name="P93"/>
      <text:p text:style-name="P94">Tipos de funciones:</text:p>
      <text:p text:style-name="P94"/>
      <text:p text:style-name="P94">Funciones declaradas (recomedable)</text:p>
      <text:p text:style-name="P94"/>
      <text:p text:style-name="P94">function a () {}</text:p>
      <text:p text:style-name="P94">a ()</text:p>
      <text:p text:style-name="P94"/>
      <text:p text:style-name="P94">Anónimas, asignadas a variables (funciones como expresión)</text:p>
      <text:p text:style-name="P94">var a = function () {}</text:p>
      <text:p text:style-name="P94">a ()</text:p>
      <text:p text:style-name="P92"/>
      <text:p text:style-name="P151">Un metodo es una función asignada a un objeto.</text:p>
      <text:p text:style-name="P151"/>
      <text:p text:style-name="P151"/>
      <text:p text:style-name="P151"/>
      <text:p text:style-name="P151"/>
      <text:p text:style-name="P151"/>
      <text:p text:style-name="P245"/>
      <text:p text:style-name="P238"/>
      <text:p text:style-name="P238"/>
      <text:p text:style-name="P240">Clase número 5, javascript, ajax y jquery</text:p>
      <text:p text:style-name="P151"/>
      <text:p text:style-name="P152">A google no le gusta que se le hagan peticiones ajax, por eso si tenemos prefixfree y pedimos una uente de google, aparecera error.</text:p>
      <text:p text:style-name="P152">El evento DOMContentLoaded, es lo mismo que el document.ready, es el evento que se dispara cuando <text:s text:c="2"/>todo el documento ha terminado de cargar.</text:p>
      <text:p text:style-name="P152"/>
      <text:p text:style-name="P152">Este se dispara antes que el window. onload</text:p>
      <text:p text:style-name="P153">A veces no es necesario que cargue todo, con que estén los objetos del documento abiertos, sufienciente para empezar a hacer eventos</text:p>
      <text:p text:style-name="P153"/>
      <text:p text:style-name="P153">Jquery – compatibilidad entre navegadores, facilita sus diferencias.</text:p>
      <text:p text:style-name="P153">Para convertir un elemento en objeto jquery, hay que usar $(''); esto remplaza al getElementsByTagName, GetElementByID, etc, etc... y puedes utilizar la lógica de los selectores css, ejemplo</text:p>
      <text:p text:style-name="P153">$('div ul #publicar_nav').</text:p>
      <text:p text:style-name="P153"/>
      <text:p text:style-name="P153">Se puede meter las manos en el alma de la página</text:p>
      <text:p text:style-name="P153"/>
      <text:p text:style-name="P153">Se puede jugar con la jerarquía</text:p>
      <text:p text:style-name="P153"/>
      <text:p text:style-name="P153">Para acceder a todos los elementos hermanos, en la misma jerarquía, se utiliza ('#publicar_nav').siblings();</text:p>
      <text:p text:style-name="P153">('#publicar_nav').parent(); // Acceso al elemento padre de lo que seleccionamos</text:p>
      <text:p text:style-name="P153">('#publicar_nav').parent().parent(): //Acceso al elemento padre, del padre de publicar nav. OJO aquí ya hay encadenamiento de funciones</text:p>
      <text:p text:style-name="P154">('#publicar_nav').<text:span text:style-name="T73">parents(): // Acceso <text:s/>todos los elementos mas altos en la jerarquia del dom</text:span></text:p>
      <text:p text:style-name="P155">('#publicar_nav').<text:span text:style-name="T74">parents('nav') // Todos los elementos padres que sean nav, muy interesante</text:span></text:p>
      <text:p text:style-name="P153"/>
      <text:p text:style-name="P156">Hay un mecanismo de encadenado de metodos e jquery, investigarlo</text:p>
      <text:p text:style-name="P156"/>
      <text:p text:style-name="P156">También podemos cambiar atributos de los elementos html:</text:p>
      <text:p text:style-name="P193">$('.item').first().attr('style', 'background: red');</text:p>
      <text:p text:style-name="P156"/>
      <text:p text:style-name="P151"/>
      <text:p text:style-name="P156">Hay una forma de atajo para hacer esto, que es modifcar directamente su css</text:p>
      <text:p text:style-name="P157">Cuando se está haciendo interacción, al utilizar css debemos solo modificar la apariencia de los elementos</text:p>
      <text:p text:style-name="P157"/>
      <text:p text:style-name="P151"/>
      <text:p text:style-name="P157">Nunca deberiamos escribir javascript para cambiar el css, podemos mejor hacer el css para que cuente con todos los diseñs y con jquery hacer que sol cambie el elemento e clase css.., IMPORTANTE</text:p>
      <text:p text:style-name="P157"/>
      <text:p text:style-name="P158">Otra cosa mas importante, no revisar la documentación del w3c schools, mejor hay que revisar en mozilla mdn (mozilla developer network)</text:p>
      <text:p text:style-name="P158"/>
      <text:p text:style-name="P191">$('#publicar_nav a').addClass('disabled'); // <text:span text:style-name="T75">Añadir clase</text:span></text:p>
      <text:p text:style-name="P195">$('#publicar_nav a').removeClass('disabled'); <text:span text:style-name="T76">// </text:span><text:span text:style-name="T77">Quitar clase</text:span></text:p>
      <text:p text:style-name="P195"><text:soft-page-break/>$('#publicar_nav a').hasClass('disabled'); <text:span text:style-name="T76">// </text:span><text:span text:style-name="T77">preguntar por la clase // true false</text:span></text:p>
      <text:p text:style-name="P194">$('#publicar_nav a').toggleClass('disabled'); // <text:span text:style-name="T75">Alternar clase</text:span></text:p>
      <text:p text:style-name="P194"/>
      <text:p text:style-name="P194"/>
      <text:p text:style-name="P197">hay un metodo .html() ejemplo</text:p>
      <text:p text:style-name="P197"/>
      <text:p text:style-name="P192">$('H1').html('&lt;a&gt;Hola cabroncitos, esta es la página de Mejorando.la&lt;/a&gt;')</text:p>
      <text:p text:style-name="P194"/>
      <text:p text:style-name="P194"/>
      <text:p text:style-name="P198">Es decir, podemos navegar todo el documento y modificarlo donde nos de la gana, se puede agregar atributos, classes, elementos</text:p>
      <text:p text:style-name="P196"/>
      <text:p text:style-name="P151"/>
      <text:p text:style-name="P159">Hay que manejar clases con css y luego cambiarlas con javascript</text:p>
      <text:p text:style-name="P73"/>
      <text:p text:style-name="P159">Para agregar elementos al principio: prepend, para hacerlo al final, se usa append</text:p>
      <text:p text:style-name="P73"/>
      <text:p text:style-name="P73"/>
      <text:p text:style-name="P160">Jquery, no remplaza a javascript, utiliza jquery, herramienta de javascript, que facilita las tareas, nunca hay que dejar de hacer las cosas en javascript puro.</text:p>
      <text:p text:style-name="P160"/>
      <text:p text:style-name="P160">Incluir librerías hace la página mas pesada de cargar</text:p>
      <text:p text:style-name="P160"/>
      <text:h text:style-name="Heading_20_2" text:outline-level="2">Algo sobre <text:span text:style-name="T78">localstorage y sesionstorage</text:span></text:h>
      <text:p text:style-name="P160"/>
      <text:p text:style-name="P161">Hay que entender las cookies</text:p>
      <text:p text:style-name="P161">Los servidores tienen la característica de ser stateless, osea sin estado, el protocolo http es stateless</text:p>
      <text:p text:style-name="P161">El servidor no tiene interes en saber que navegador eres, etc, así es el protocolo http, no hay maneras practicas de saber estads previos de una petición</text:p>
      <text:p text:style-name="P161">Cada que hacemos un http request se abre y cierra una conexión entre el navegador y el servidores</text:p>
      <text:p text:style-name="P161">En los 90, se inventaron las cookies por netscape, <text:span text:style-name="T79">es una forma de que l servidor sepa algunos datos previos del navegador, para que el servidor les haga un mejor respuesta</text:span></text:p>
      <text:p text:style-name="P161"/>
      <text:p text:style-name="P162">Las cookies no son mas que un pedasito de texto extra en la comunicación entre servidor y navegador</text:p>
      <text:p text:style-name="P162">Para crear cookies, hay ue hacer algo como esto</text:p>
      <text:p text:style-name="P266">document.cookie</text:p>
      <text:p text:style-name="P199">document.cookie = "nombre=David"</text:p>
      <text:p text:style-name="P246">"<text:span text:style-name="T80">nombre=David</text:span>"</text:p>
      <text:p text:style-name="P162"/>
      <text:p text:style-name="P163">Los cookies utilizan mucho espacio porque mandan sus valores en todas las peticiones que se hacen al servidor</text:p>
      <text:p text:style-name="P163"><text:tab/><text:span text:style-name="T81">Hay cookies de sesión y de navegación, también hay permanentes</text:span></text:p>
      <text:p text:style-name="P163">LocalStorage y SesionStorage, son una muy buena opción en html5</text:p>
      <text:p text:style-name="P163"/>
      <text:p text:style-name="P164">SesionStorage – <text:span text:style-name="T81">solo dura a sesión</text:span></text:p>
      <text:p text:style-name="P164">LocalStorage – <text:span text:style-name="T81">queda información guardada en disco por un tiempo mas prolongado</text:span></text:p>
      <text:p text:style-name="P164"/>
      <text:p text:style-name="P165">LocalStorage está disponible en todas partes <text:span text:style-name="T82">de nuestro codigo</text:span></text:p>
      <text:p text:style-name="P166">Muy importante, localstorage solo genera y cadenas de texto.</text:p>
      <text:p text:style-name="P166"/>
      <text:p text:style-name="P167">Por defecto local storage, tiene una base de datos e 5 megas para cada base de datos. Osea 5 megas por dominio.</text:p>
      <text:p text:style-name="P167"><text:soft-page-break/>Los storage se indexan por nombre de dominio</text:p>
      <text:p text:style-name="P167"/>
      <text:p text:style-name="P168">El indice localstorage es alfabético</text:p>
      <text:p text:style-name="P168"/>
      <text:p text:style-name="P168"/>
      <text:p text:style-name="P168"/>
      <text:p text:style-name="P168"/>
      <text:p text:style-name="P168"/>
      <text:p text:style-name="Subtitle">Clase 6 JSON y Ajax, <text:span text:style-name="T83">geolocalización</text:span></text:p>
      <text:p text:style-name="P160"/>
      <text:p text:style-name="P169">La geolocalización es la capacidad que tienen los navegadores de saber en qué lugar estamos, es una de las características nuevas de html5</text:p>
      <text:p text:style-name="P160"/>
      <text:p text:style-name="P160"/>
      <text:p text:style-name="P170">Pimero hay que usar el objeto geolocation, que le pertenece al objeto navigator en el navegador</text:p>
      <text:p text:style-name="P171">Estudiar mucho sobre geolocation, que no le entiendo</text:p>
      <text:p text:style-name="P171"/>
      <text:p text:style-name="P172">Ajax, básico...</text:p>
      <text:p text:style-name="P172"/>
      <text:p text:style-name="P173">Ajax es como tener un pequeño navegador dentro del navegador que va a buscar información para incluir en la página, pero lo hace a otros servidores o dominios. Es una forma asíncrona e actualizar información, sin recargar la página.</text:p>
      <text:p text:style-name="P173"/>
      <text:p text:style-name="P173">Casi siempre las peticiones ajax se hacen contra paginas de nuestro propio dominio, es una politica de seguridad por default, casi no puedes buscar info en otros dominios, porque no quieren.</text:p>
      <text:p text:style-name="P173">Se pueden hacer cosas para saltarte la seguridad pero casi no sucede.</text:p>
      <text:p text:style-name="P173">Correcta – Hacer peticiones a servidores que aceptan eticiones ajax.</text:p>
      <text:p text:style-name="P173">Incorreta – Petición ajax desde el front end el navegador hacia otro recurso. <text:s/>Se puede hacer un python, ruby, etc, se puede hacer con backend.</text:p>
      <text:p text:style-name="P174"/>
      <text:p text:style-name="P174">Jquery puede llamar a ajax de varias formas, esta es la mas completa:</text:p>
      <text:p text:style-name="P174">$.ajax();</text:p>
      <text:p text:style-name="P174">$.get(); // obtener</text:p>
      <text:p text:style-name="P174">$.post(); // envio</text:p>
      <text:p text:style-name="P172"/>
      <text:p text:style-name="P160"/>
      <text:p text:style-name="P239"/>
      <text:p text:style-name="P160"/>
      <text:p text:style-name="P176"/>
      <text:p text:style-name="P177">APUNTES DE JAVASCRIPT PURO, douglas crowfort</text:p>
      <text:p text:style-name="P100"/>
      <text:p text:style-name="P100">Java script es un lenguaje funcional, facil de aprender y el libro menos pinche de javascript es el the definitive guide. Los demás no comprenden algunas cosas.</text:p>
      <text:p text:style-name="P101">Total que hubo un desmadre para que naciera el lenguaje de javascript</text:p>
      <text:p text:style-name="P101"/>
      <text:p text:style-name="P101">Los creadores de javascript decidieron volverlo standar para que microsoft no pudiera monopolizarlo.</text:p>
      <text:p text:style-name="P101">Microsoft sacó jay script, con el mismo código pero diferente nombre.</text:p>
      <text:p text:style-name="P101"/>
      <text:p text:style-name="P101"/>
      <text:list xml:id="list8384979702354026573" text:style-name="L11">
        <text:list-item>
          <text:p text:style-name="P262">Javascript no es un juguete web</text:p>
          <text:list>
            <text:list-item>
              <text:p text:style-name="P263">Es un lenguaje real, es muy poderoso</text:p>
            </text:list-item>
            <text:list-item>
              <text:p text:style-name="P263">Ligero y pequeño, pero sofisticado, </text:p>
            </text:list-item>
            <text:list-item>
              <text:p text:style-name="P263">No es un derivado de java, es un lenguaje completamente distinto</text:p>
            </text:list-item>
          </text:list>
        </text:list-item>
        <text:list-item>
          <text:p text:style-name="P264"><text:span text:style-name="T33">Todo lenguaje de programación tiene un conjunto de ideas que son distintas los demás lenguajes</text:span> de programación:</text:p>
          <text:list>
            <text:list-item>
              <text:p text:style-name="P264">Load and go delivery – <text:span text:style-name="T34">La ejecución del lenguaje se hace desde el navegador y en forma de texto, no es necesaria ninguna compilación. Es un lenguaje interpretado</text:span></text:p>
            </text:list-item>
            <text:list-item>
              <text:p text:style-name="P264">Loose typing – <text:span text:style-name="T34">No es un lenguaje tipado, esto es un punto controversial, a algunas personas les gustan los lenguajes fuertemente tipados, lo que permite a los programas hacer mas validaciones antes de entregar todo el código. Sin embargo, con javascript los programas son más fáciles de escribir</text:span></text:p>
            </text:list-item>
            <text:list-item>
              <text:p text:style-name="P264">Objects as general containers – <text:span text:style-name="T34">Objetos como contenedores generales, esta es una gran característica. Se trata de la unificación de objects con hash tables. Los objetos son entes omplétamente dinámicos, nuevos miembros y methods pueden ser añadidos en cualquier momento</text:span></text:p>
            </text:list-item>
            <text:list-item>
              <text:p text:style-name="P264">Ptototypal inheritance – <text:span text:style-name="T35">Herencia de prototypos – Es muy distinto de lo que se conoce como clases, como en otro lenguaje. En prototype, cuando los objetos padres heredan directamente de otros objetos, no hay clases. Esto es una poderosa idea, pero no es comúnmente entendida. Si aprendes los conceptos de prototype, js puede ser muy efectivo</text:span></text:p>
            </text:list-item>
            <text:list-item>
              <text:p text:style-name="P264">Lambda – <text:span text:style-name="T35">Lambda es el uso de funciones como firts-class-objects. También es una gran idea</text:span></text:p>
            </text:list-item>
            <text:list-item>
              <text:p text:style-name="P264">Linkage though global variables - <text:s/><text:span text:style-name="T35">Vinculación a través de variables globales, Javascript no tiene ningún tipo de linker o enlazador</text:span></text:p>
            </text:list-item>
          </text:list>
        </text:list-item>
        <text:list-item>
          <text:p text:style-name="P267"><text:span text:style-name="T4">J</text:span><text:span text:style-name="T5">avascript tiene un pequeño set de valores - “Values”</text:span></text:p>
          <text:list>
            <text:list-item>
              <text:p text:style-name="P265">Numbers – </text:p>
              <text:list>
                <text:list-item>
                  <text:p text:style-name="P265">sólo hay un tipo de numero, no hay enteros.</text:p>
                </text:list-item>
                <text:list-item>
                  <text:p text:style-name="P265">64-bit floating point</text:p>
                </text:list-item>
                <text:list-item>
                  <text:p text:style-name="P265">IEEE-754 aka “Double”, “double is a stupid name for a number type.</text:p>
                </text:list-item>
                <text:list-item>
                  <text:p text:style-name="P265">El problema con el punto flotante, es que n</text:p>
                </text:list-item>
              </text:list>
            </text:list-item>
            <text:list-item>
              <text:p text:style-name="P265">strings</text:p>
            </text:list-item>
            <text:list-item>
              <text:p text:style-name="P265">Booleans</text:p>
            </text:list-item>
            <text:list-item>
              <text:p text:style-name="P265">Objects</text:p>
            </text:list-item>
            <text:list-item>
              <text:p text:style-name="P265">null</text:p>
            </text:list-item>
            <text:list-item>
              <text:p text:style-name="P265"><text:soft-page-break/>undefined</text:p>
            </text:list-item>
            <text:list-item>
              <text:p text:style-name="P265"/>
            </text:list-item>
          </text:list>
        </text:list-item>
      </text:list>
      <text:p text:style-name="P38"/>
      <text:p text:style-name="P102">#</text:p>
      <text:p text:style-name="P38"/>
      <text:p text:style-name="P237">Apuntes importantes de codeyear</text:p>
      <text:p text:style-name="P104"/>
      <text:p text:style-name="P104">sobre el scope o el ámbito <text:span text:style-name="T37">de las variables</text:span></text:p>
      <text:p text:style-name="P104"/>
      <text:p text:style-name="P105">Variables globales</text:p>
      <text:p text:style-name="P104">Las variables definidas fuera de una función son accesibles en cualquier parte una vez que han sido declaradas. Son llamadas variables globales y su ámbito es global.</text:p>
      <text:p text:style-name="P104"/>
      <text:p text:style-name="P104"/>
      <text:p text:style-name="P105">Variables locales</text:p>
      <text:p text:style-name="P105">Las variables definidas dentrode una función son variables locales. No se puede acceder a ellas fuera de la función.</text:p>
      <text:p text:style-name="P105"/>
      <text:p text:style-name="P106">Dentro de un bloque de código no siempre tienes que usar var para redefinir una variables <text:span text:style-name="T38">osea no debes usar var para modificar variables que ya existen</text:span></text:p>
      <text:p text:style-name="P106"/>
      <text:p text:style-name="P106">var miVar = 333;</text:p>
      <text:p text:style-name="P106">if () {</text:p>
      <text:p text:style-name="P106">miVar = 757;</text:p>
      <text:p text:style-name="P106">}</text:p>
      <text:p text:style-name="P106"/>
      <text:p text:style-name="P107">El nombre de la función debe ser muy descriptivo, por ejemplo, si compara números, se debe llamar comparar. Si verifica tarjetas de crédito se llamará verificarTarjeta, etc.</text:p>
      <text:p text:style-name="P107"/>
      <text:p text:style-name="P107">Los nombres de los parámetros pueden ser muy descriptivos, y en la medida en que la función diversifique sus usos o posibilidades de uso, se ampliarán los nombres hacia algo mas generico o general. <text:span text:style-name="T39">Esto vuelve más flexible el código.</text:span></text:p>
      <text:p text:style-name="P107"/>
      <text:p text:style-name="P108">Algo sobre los condicionales: es mejor optar por una estructura de control switch que una if else if else, de mas de un if else if, ejemplo:</text:p>
      <text:p text:style-name="P108"/>
      <text:p text:style-name="P108">if () {</text:p>
      <text:p text:style-name="P108">codigo;</text:p>
      <text:p text:style-name="P108">}</text:p>
      <text:p text:style-name="P30">else if () {</text:p>
      <text:p text:style-name="P30">codigo;</text:p>
      <text:p text:style-name="P30">}</text:p>
      <text:p text:style-name="P30">else if (){</text:p>
      <text:p text:style-name="P30">codigi;</text:p>
      <text:p text:style-name="P30">}</text:p>
      <text:p text:style-name="P30">else {</text:p>
      <text:p text:style-name="P108">codigo;</text:p>
      <text:p text:style-name="P108">}</text:p>
      <text:p text:style-name="P108"/>
      <text:p text:style-name="P108"/>
      <text:p text:style-name="P109">Estructuras for</text:p>
      <text:p text:style-name="P109"/>
      <text:p text:style-name="P110"/>
      <text:p text:style-name="P110"><text:soft-page-break/></text:p>
      <text:p text:style-name="P110">Para entender los bucles for se necesitan identificar los siguiemnes elementyos;</text:p>
      <text:p text:style-name="P110"/>
      <text:p text:style-name="P110">La lógica de los bucles for es verificar que una condición se cumpla para dejar de ejecutar las sentencias del bloque que está dentro del bucle</text:p>
      <text:p text:style-name="P110"/>
      <text:p text:style-name="P110"/>
      <text:p text:style-name="P110">una variable de conteo, puede tener cualquier nombre. La variable desempeñ los siguientes papeles</text:p>
      <text:p text:style-name="P110"/>
      <text:p text:style-name="P110">- funciona como una variable <text:span text:style-name="T40">con un valor de inicio de conteo</text:span> </text:p>
      <text:p text:style-name="P111">- funciona como una variable <text:span text:style-name="T40">que se una en un condicional para verificar cierta condicion, por ejemplo,</text:span></text:p>
      <text:p text:style-name="P112">que esa variable sea menor que 10</text:p>
      <text:p text:style-name="P112">-funciona como una variable de incremento <text:span text:style-name="T41">i = i +1 o i += 1 o i++ o i-- <text:s/>(Siempre va al final y sin “ ; ”)</text:span></text:p>
      <text:p text:style-name="P112"/>
      <text:p text:style-name="P112">ejemplo: </text:p>
      <text:p text:style-name="P112"/>
      <text:p text:style-name="P113">for (var i = numero; i &lt; numero; i++) {</text:p>
      <text:p text:style-name="P113"><text:tab/>console.log(i);</text:p>
      <text:p text:style-name="P113">};</text:p>
      <text:p text:style-name="P112"/>
      <text:p text:style-name="P112"/>
      <text:p text:style-name="P111"/>
      <text:p text:style-name="P110"/>
      <text:p text:style-name="P110"/>
      <text:p text:style-name="P110">La sintaxis básica es: </text:p>
      <text:p text:style-name="P110">for () { </text:p>
      <text:p text:style-name="P110">}</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200"><text:soft-page-break/>Apuntes sobre jquery</text:p>
      <text:p text:style-name="P200"/>
      <text:p text:style-name="P200"/>
      <text:p text:style-name="P200"/>
      <text:p text:style-name="P201">Para empezar a usar jquery en html, debemos saber todo acerca del dom. Todas las páginas web están estructuradas acorde al dom (document object model).</text:p>
      <text:p text:style-name="P201"/>
      <text:p text:style-name="P201">Jquery modifica el html, interactuando con el dom</text:p>
      <text:p text:style-name="P202">Lo que hace jquery:</text:p>
      <text:p text:style-name="P202">1, selecciona el objeto document, que me imagno es todo el documento</text:p>
      <text:p text:style-name="P202">2. Escucha un evento en este caso ready,</text:p>
      <text:p text:style-name="P202">3 Una vez el evento ocurre, lanza la función definifa, casi siempre anónima que a su vez seleccionará un obteto del dom y al ocurrir un evento realizará una acción</text:p>
      <text:p text:style-name="P202"/>
      <text:p text:style-name="P203">Qué es jquery: Es una biblioteca, un conjunto de complementos (add-ons), para el lenguaje de programación javascript (framework)</text:p>
      <text:p text:style-name="P203"/>
      <text:p text:style-name="P203">Estás son razones según codeyear para aprender jquery antes que javascript:</text:p>
      <text:p text:style-name="P203"/>
      <text:p text:style-name="P203">Toma cierto tiempo llegar a sentirse cómodo con JavaScript, y es más fácil manipular los elementos del DOM directamente con jQuery de lo que es con JavaScript. Vamos a comenzar mostrándote jQuery, para ayudarte a crear sitios web geniales mucho más rápido.</text:p>
      <text:p text:style-name="P203">jQuery brinda una interfaz sencilla para el código JavaScript subyacente. Es más fácil para la mayoría de usuarios aprender primero a manejar jQuery, y después sí aventurarse en los detalles de JavaScript.</text:p>
      <text:p text:style-name="P203">jQuery es mucho mejor en cuanto a resultados inmediatos y visuales que el JavaScript normal. ¡Al final de esta lección, habrás construido tu propio botón interactivo!</text:p>
      <text:p text:style-name="P203">Instruction</text:p>
      <text:p text:style-name="P203"/>
      <text:p text:style-name="P203"/>
      <text:p text:style-name="P204">Una cosa muy importante en jquery es que la sintaxis siempre se verá de manera similar, por lo que aprenderla es cuestion de entenderla desde javascript o simplemente tenerla presente.</text:p>
      <text:p text:style-name="P204"/>
      <text:p text:style-name="P268">Las funciones son la unidad básica con la que trabaja jquery, hay que aprender a llamarlas y construirlas</text:p>
      <text:p text:style-name="P268"/>
      <text:p text:style-name="P268"/>
      <text:p text:style-name="P268"/>
      <text:p text:style-name="P268"/>
      <text:p text:style-name="P268"/>
      <text:p text:style-name="P269"/>
      <text:p text:style-name="P269">Cada name, propiedad, var, etc, es un <text:s/>name que tiene me imagino, un encompassing para creae codigo, osea es un scope en si mismo</text:p>
      <text:p text:style-name="P269">window es un name de objeto, que tiene prpiedades, var, metodos, etc y ahi puede haber funciones</text:p>
      <text:p text:style-name="P269"/>
      <text:p text:style-name="P269"/>
      <text:p text:style-name="P269">cuando hago window.obj.</text:p>
      <text:p text:style-name="P269"/>
      <text:p text:style-name="P269"><text:soft-page-break/>puedo hacer propiedades con var, metodos, etc del objeto y hace cod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Monaco" svg:font-family="Monaco, Menlo, 'Ubuntu Mono', Consolas, source-code-pro, monospace"/>
    <style:font-face style:name="Open Sans" svg:font-family="'Open Sans', 'Hevetica Neue', Helvetica, sans-serif"/>
    <style:font-face style:name="dejavu sans mono" svg:font-family="'dejavu sans mono', monosp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7T15:50:19.244250840</meta:creation-date>
    <meta:generator>LibreOffice/4.1.3.2$Linux_X86_64 LibreOffice_project/410m0$Build-2</meta:generator>
    <dc:date>2014-03-24T21:24:48.571203360</dc:date>
    <meta:editing-duration>P3DT6H45M1S</meta:editing-duration>
    <meta:editing-cycles>210</meta:editing-cycles>
    <dc:creator>David Ordóñez</dc:creator>
    <meta:document-statistic meta:table-count="0" meta:image-count="0" meta:object-count="0" meta:page-count="30" meta:paragraph-count="592" meta:word-count="6868" meta:character-count="40611" meta:non-whitespace-character-count="34269"/>
  </office:meta>
</office:document-meta>
</file>